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75" style:family="table-column">
      <style:table-column-properties fo:break-before="auto" style:column-width="29.1mm"/>
    </style:style>
    <style:style style:name="co76" style:family="table-column">
      <style:table-column-properties fo:break-before="auto" style:column-width="38.28mm"/>
    </style:style>
    <style:style style:name="co77" style:family="table-column">
      <style:table-column-properties fo:break-before="auto" style:column-width="28.31mm"/>
    </style:style>
    <style:style style:name="co78" style:family="table-column">
      <style:table-column-properties fo:break-before="auto" style:column-width="52.83mm"/>
    </style:style>
    <style:style style:name="co79" style:family="table-column">
      <style:table-column-properties fo:break-before="auto" style:column-width="40.04mm"/>
    </style:style>
    <style:style style:name="co80" style:family="table-column">
      <style:table-column-properties fo:break-before="auto" style:column-width="16.05mm"/>
    </style:style>
    <style:style style:name="co81" style:family="table-column">
      <style:table-column-properties fo:break-before="auto" style:column-width="21.64mm"/>
    </style:style>
    <style:style style:name="co82" style:family="table-column">
      <style:table-column-properties fo:break-before="auto" style:column-width="71.08mm"/>
    </style:style>
    <style:style style:name="co83" style:family="table-column">
      <style:table-column-properties fo:break-before="auto" style:column-width="51.86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32.1mm"/>
    </style:style>
    <style:style style:name="co13" style:family="table-column">
      <style:table-column-properties fo:break-before="auto" style:column-width="19.67mm"/>
    </style:style>
    <style:style style:name="co14" style:family="table-column">
      <style:table-column-properties fo:break-before="auto" style:column-width="68.88mm"/>
    </style:style>
    <style:style style:name="co15" style:family="table-column">
      <style:table-column-properties fo:break-before="auto" style:column-width="21.34mm"/>
    </style:style>
    <style:style style:name="co16" style:family="table-column">
      <style:table-column-properties fo:break-before="auto" style:column-width="14.48mm"/>
    </style:style>
    <style:style style:name="co17" style:family="table-column">
      <style:table-column-properties fo:break-before="auto" style:column-width="18.42mm"/>
    </style:style>
    <style:style style:name="co18" style:family="table-column">
      <style:table-column-properties fo:break-before="auto" style:column-width="98.58mm"/>
    </style:style>
    <style:style style:name="co19" style:family="table-column">
      <style:table-column-properties fo:break-before="auto" style:column-width="30.87mm"/>
    </style:style>
    <style:style style:name="co20" style:family="table-column">
      <style:table-column-properties fo:break-before="auto" style:column-width="22.74mm"/>
    </style:style>
    <style:style style:name="co21" style:family="table-column">
      <style:table-column-properties fo:break-before="auto" style:column-width="16.93mm"/>
    </style:style>
    <style:style style:name="co22" style:family="table-column">
      <style:table-column-properties fo:break-before="auto" style:column-width="28.05mm"/>
    </style:style>
    <style:style style:name="co23" style:family="table-column">
      <style:table-column-properties fo:break-before="auto" style:column-width="144.46mm"/>
    </style:style>
    <style:style style:name="co24" style:family="table-column">
      <style:table-column-properties fo:break-before="auto" style:column-width="17.29mm"/>
    </style:style>
    <style:style style:name="co25" style:family="table-column">
      <style:table-column-properties fo:break-before="auto" style:column-width="41.28mm"/>
    </style:style>
    <style:style style:name="co26" style:family="table-column">
      <style:table-column-properties fo:break-before="auto" style:column-width="38.81mm"/>
    </style:style>
    <style:style style:name="co27" style:family="table-column">
      <style:table-column-properties fo:break-before="auto" style:column-width="12.52mm"/>
    </style:style>
    <style:style style:name="co28" style:family="table-column">
      <style:table-column-properties fo:break-before="auto" style:column-width="12.35mm"/>
    </style:style>
    <style:style style:name="co29" style:family="table-column">
      <style:table-column-properties fo:break-before="auto" style:column-width="11.64mm"/>
    </style:style>
    <style:style style:name="co30" style:family="table-column">
      <style:table-column-properties fo:break-before="auto" style:column-width="13.05mm"/>
    </style:style>
    <style:style style:name="co31" style:family="table-column">
      <style:table-column-properties fo:break-before="auto" style:column-width="14.82mm"/>
    </style:style>
    <style:style style:name="co32" style:family="table-column">
      <style:table-column-properties fo:break-before="auto" style:column-width="146.05mm"/>
    </style:style>
    <style:style style:name="co33" style:family="table-column">
      <style:table-column-properties fo:break-before="auto" style:column-width="18.7mm"/>
    </style:style>
    <style:style style:name="co34" style:family="table-column">
      <style:table-column-properties fo:break-before="auto" style:column-width="32.98mm"/>
    </style:style>
    <style:style style:name="co88" style:family="table-column">
      <style:table-column-properties fo:break-before="auto" style:column-width="47.1mm"/>
    </style:style>
    <style:style style:name="co92" style:family="table-column">
      <style:table-column-properties fo:break-before="auto" style:column-width="39.51mm"/>
    </style:style>
    <style:style style:name="co93" style:family="table-column">
      <style:table-column-properties fo:break-before="auto" style:column-width="56.44mm"/>
    </style:style>
    <style:style style:name="co94" style:family="table-column">
      <style:table-column-properties fo:break-before="auto" style:column-width="70.91mm"/>
    </style:style>
    <style:style style:name="co95" style:family="table-column">
      <style:table-column-properties fo:break-before="auto" style:column-width="46.28mm"/>
    </style:style>
    <style:style style:name="co96" style:family="table-column">
      <style:table-column-properties fo:break-before="auto" style:column-width="53.27mm"/>
    </style:style>
    <style:style style:name="co48" style:family="table-column">
      <style:table-column-properties fo:break-before="auto" style:column-width="22.54mm"/>
    </style:style>
    <style:style style:name="co49" style:family="table-column">
      <style:table-column-properties fo:break-before="auto" style:column-width="27.87mm"/>
    </style:style>
    <style:style style:name="co50" style:family="table-column">
      <style:table-column-properties fo:break-before="auto" style:column-width="10.9mm"/>
    </style:style>
    <style:style style:name="co51" style:family="table-column">
      <style:table-column-properties fo:break-before="auto" style:column-width="60.15mm"/>
    </style:style>
    <style:style style:name="co54" style:family="table-column">
      <style:table-column-properties fo:break-before="auto" style:column-width="13.58mm"/>
    </style:style>
    <style:style style:name="co55" style:family="table-column">
      <style:table-column-properties fo:break-before="auto" style:column-width="25.05mm"/>
    </style:style>
    <style:style style:name="co56" style:family="table-column">
      <style:table-column-properties fo:break-before="auto" style:column-width="29.28mm"/>
    </style:style>
    <style:style style:name="co57" style:family="table-column">
      <style:table-column-properties fo:break-before="auto" style:column-width="8.64mm"/>
    </style:style>
    <style:style style:name="co58" style:family="table-column">
      <style:table-column-properties fo:break-before="auto" style:column-width="8.11mm"/>
    </style:style>
    <style:style style:name="co59" style:family="table-column">
      <style:table-column-properties fo:break-before="auto" style:column-width="11.11mm"/>
    </style:style>
    <style:style style:name="co60" style:family="table-column">
      <style:table-column-properties fo:break-before="auto" style:column-width="103.36mm"/>
    </style:style>
    <style:style style:name="co61" style:family="table-column">
      <style:table-column-properties fo:break-before="auto" style:column-width="18.17mm"/>
    </style:style>
    <style:style style:name="co62" style:family="table-column">
      <style:table-column-properties fo:break-before="auto" style:column-width="141.64mm"/>
    </style:style>
    <style:style style:name="co63" style:family="table-column">
      <style:table-column-properties fo:break-before="auto" style:column-width="37.57mm"/>
    </style:style>
    <style:style style:name="co64" style:family="table-column">
      <style:table-column-properties fo:break-before="auto" style:column-width="37.39mm"/>
    </style:style>
    <style:style style:name="co65" style:family="table-column">
      <style:table-column-properties fo:break-before="auto" style:column-width="17.46mm"/>
    </style:style>
    <style:style style:name="co66" style:family="table-column">
      <style:table-column-properties fo:break-before="auto" style:column-width="276.52mm"/>
    </style:style>
    <style:style style:name="co67" style:family="table-column">
      <style:table-column-properties fo:break-before="auto" style:column-width="16.23mm"/>
    </style:style>
    <style:style style:name="co68" style:family="table-column">
      <style:table-column-properties fo:break-before="auto" style:column-width="19.23mm"/>
    </style:style>
    <style:style style:name="co69" style:family="table-column">
      <style:table-column-properties fo:break-before="auto" style:column-width="36.87mm"/>
    </style:style>
    <style:style style:name="co70" style:family="table-column">
      <style:table-column-properties fo:break-before="auto" style:column-width="10.41mm"/>
    </style:style>
    <style:style style:name="co71" style:family="table-column">
      <style:table-column-properties fo:break-before="auto" style:column-width="12.17mm"/>
    </style:style>
    <style:style style:name="co72" style:family="table-column">
      <style:table-column-properties fo:break-before="auto" style:column-width="282.75mm"/>
    </style:style>
    <style:style style:name="co73" style:family="table-column">
      <style:table-column-properties fo:break-before="auto" style:column-width="26.46mm"/>
    </style:style>
    <style:style style:name="co74" style:family="table-column">
      <style:table-column-properties fo:break-before="auto" style:column-width="22.58mm"/>
    </style:style>
    <style:style style:name="co84" style:family="table-column">
      <style:table-column-properties fo:break-before="auto" style:column-width="9.17mm"/>
    </style:style>
    <style:style style:name="co85" style:family="table-column">
      <style:table-column-properties fo:break-before="auto" style:column-width="39.33mm"/>
    </style:style>
    <style:style style:name="co86" style:family="table-column">
      <style:table-column-properties fo:break-before="auto" style:column-width="69.02mm"/>
    </style:style>
    <style:style style:name="co87" style:family="table-column">
      <style:table-column-properties fo:break-before="auto" style:column-width="62.44mm"/>
    </style:style>
    <style:style style:name="co89" style:family="table-column">
      <style:table-column-properties fo:break-before="auto" style:column-width="42.69mm"/>
    </style:style>
    <style:style style:name="co90" style:family="table-column">
      <style:table-column-properties fo:break-before="auto" style:column-width="53.78mm"/>
    </style:style>
    <style:style style:name="co91" style:family="table-column">
      <style:table-column-properties fo:break-before="auto" style:column-width="46.04mm"/>
    </style:style>
    <style:style style:name="co97" style:family="table-column">
      <style:table-column-properties fo:break-before="auto" style:column-width="62.74mm"/>
    </style:style>
    <style:style style:name="co98" style:family="table-column">
      <style:table-column-properties fo:break-before="auto" style:column-width="50.38mm"/>
    </style:style>
    <style:style style:name="ro1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5.47mm" fo:break-before="auto" style:use-optimal-row-height="false"/>
    </style:style>
    <style:style style:name="ro5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4.3mm" fo:break-before="auto" style:use-optimal-row-height="true"/>
    </style:style>
    <style:style style:name="ro9" style:family="table-row">
      <style:table-row-properties style:row-height="9.7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wrap-option="wrap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fo:border="2.01pt solid #cccccc" style:vertical-align="automatic"/>
    </style:style>
    <style:style style:name="ce5" style:family="table-cell" style:parent-style-name="Default" style:data-style-name="N0">
      <style:table-cell-properties fo:border-bottom="none" fo:background-color="transparent" fo:wrap-option="wrap" fo:border-left="2.01pt solid #cccccc" fo:border-right="2.01pt solid #cccccc" fo:border-top="none" style:vertical-align="automatic"/>
    </style:style>
    <style:style style:name="ce6" style:family="table-cell" style:parent-style-name="Default" style:data-style-name="N0">
      <style:text-properties fo:color="#1f2328" style:font-name="Segoe UI" fo:font-size="6pt" style:font-name-asian="Segoe UI" style:font-size-asian="6pt" style:font-name-complex="Segoe UI" style:font-size-complex="6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fo:wrap-option="wrap"/>
    </style:style>
    <style:style style:name="ce19" style:family="table-cell" style:parent-style-name="Default" style:data-style-name="N0">
      <style:table-cell-properties fo:wrap-option="wrap" fo:border="2.01pt solid #cccccc" style:vertical-align="automatic"/>
    </style:style>
    <style:style style:name="ce20" style:family="table-cell" style:parent-style-name="Default" style:data-style-name="N0">
      <style:table-cell-properties fo:border-bottom="none" fo:background-color="transparent" fo:wrap-option="wrap" fo:border-left="2.01pt solid #cccccc" fo:border-right="2.01pt solid #cccccc" fo:border-top="none" style:vertical-align="automatic"/>
    </style:style>
    <style:style style:name="ce21" style:family="table-cell" style:parent-style-name="Default" style:data-style-name="N0">
      <style:text-properties fo:color="#1f2328" style:font-name="Segoe UI" fo:font-size="6pt" style:font-name-asian="Segoe UI" style:font-size-asian="6pt" style:font-name-complex="Segoe UI" style:font-size-complex="6pt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ss@apb_timer" table:style-name="ta1">
        <table:table-column table:style-name="co1" table:default-cell-style-name="ce13"/>
        <table:table-column table:style-name="co75" table:default-cell-style-name="ce13"/>
        <table:table-column table:style-name="co76" table:default-cell-style-name="ce13"/>
        <table:table-column table:style-name="co77" table:default-cell-style-name="ce13"/>
        <table:table-column table:style-name="co78" table:default-cell-style-name="ce13"/>
        <table:table-column table:style-name="co79" table:default-cell-style-name="ce13"/>
        <table:table-column table:style-name="co80" table:default-cell-style-name="ce13"/>
        <table:table-column table:style-name="co81" table:default-cell-style-name="ce13"/>
        <table:table-column table:style-name="co82" table:default-cell-style-name="ce13"/>
        <table:table-column table:style-name="co83" table:default-cell-style-name="ce13"/>
        <table:table-column table:style-name="co1" table:number-columns-repeated="1014" table:default-cell-style-name="ce13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TLM/RegBlock Connectivity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HDL Path</text:p>
          </table:table-cell>
          <table:table-cell office:value-type="string" calcext:value-type="string">
            <text:p>Pin Exclusions/Tie-offs/Re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2" office:value-type="string" calcext:value-type="string">
            <text:p>apb_timer_unit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/>
          <table:table-cell table:style-name="ce2"/>
          <table:table-cell office:value-type="string" calcext:value-type="string">
            <text:p>APB simple timer unit</text:p>
          </table:table-cell>
          <table:table-cell table:number-columns-repeated="2"/>
          <table:table-cell office:value-type="string" calcext:value-type="string">
            <text:p>dv/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2"/>
          <table:table-cell office:value-type="string" calcext:value-type="string">
            <text:p>Processor</text:p>
          </table:table-cell>
          <table:table-cell table:number-columns-repeated="2"/>
          <table:table-cell table:style-name="ce2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ref_clk</text:p>
          </table:table-cell>
          <table:table-cell/>
          <table:table-cell office:value-type="string" calcext:value-type="string">
            <text:p>32Khz</text:p>
          </table:table-cell>
          <table:table-cell table:style-name="ce2"/>
          <table:table-cell office:value-type="string" calcext:value-type="string">
            <text:p>Reference</text:p>
          </table:table-cell>
          <table:table-cell table:number-columns-repeated="2"/>
          <table:table-cell table:style-name="ce2"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2" office:value-type="string" calcext:value-type="string">
            <text:p>sys_reset</text:p>
          </table:table-cell>
          <table:table-cell table:number-columns-repeated="2"/>
          <table:table-cell table:style-name="ce2"/>
          <table:table-cell office:value-type="string" calcext:value-type="string">
            <text:p>System</text:p>
          </table:table-cell>
          <table:table-cell table:style-name="ce2" office:value-type="string" calcext:value-type="string">
            <text:p>$sys_clk</text:p>
          </table:table-cell>
          <table:table-cell/>
          <table:table-cell table:style-name="ce2" office:value-type="string" calcext:value-type="string">
            <text:p>HRESET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2" office:value-type="string" calcext:value-type="string">
            <text:p>datum/apb</text:p>
          </table:table-cell>
          <table:table-cell table:style-name="ce2" office:value-type="string" calcext:value-type="string">
            <text:p>data_width=32; addr_width=32</text:p>
          </table:table-cell>
          <table:table-cell table:style-name="ce2" office:value-type="string" calcext:value-type="string">
            <text:p>#default</text:p>
          </table:table-cell>
          <table:table-cell office:value-type="string" calcext:value-type="string">
            <text:p>Processor interface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lo</text:p>
          </table:table-cell>
          <table:table-cell table:style-name="ce2" office:value-type="string" calcext:value-type="string">
            <text:p>tcounter</text:p>
          </table:table-cell>
          <table:table-cell table:style-name="ce2" table:number-columns-repeated="2"/>
          <table:table-cell office:value-type="string" calcext:value-type="string">
            <text:p>Counter block 0</text:p>
          </table:table-cell>
          <table:table-cell table:number-columns-repeated="2"/>
          <table:table-cell office:value-type="string" calcext:value-type="string">
            <text:p>count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hi</text:p>
          </table:table-cell>
          <table:table-cell table:style-name="ce2" office:value-type="string" calcext:value-type="string">
            <text:p>tcounter</text:p>
          </table:table-cell>
          <table:table-cell table:style-name="ce2" table:number-columns-repeated="2"/>
          <table:table-cell office:value-type="string" calcext:value-type="string">
            <text:p>Counter block 1</text:p>
          </table:table-cell>
          <table:table-cell table:number-columns-repeated="2"/>
          <table:table-cell office:value-type="string" calcext:value-type="string">
            <text:p>count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lo</text:p>
          </table:table-cell>
          <table:table-cell table:style-name="ce2" office:value-type="string" calcext:value-type="string">
            <text:p>tprescaler</text:p>
          </table:table-cell>
          <table:table-cell table:style-name="ce2" table:number-columns-repeated="2"/>
          <table:table-cell office:value-type="string" calcext:value-type="string">
            <text:p>Prescaler block 0</text:p>
          </table:table-cell>
          <table:table-cell table:number-columns-repeated="2"/>
          <table:table-cell office:value-type="string" calcext:value-type="string">
            <text:p>prescal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hi</text:p>
          </table:table-cell>
          <table:table-cell table:style-name="ce2" office:value-type="string" calcext:value-type="string">
            <text:p>tprescaler</text:p>
          </table:table-cell>
          <table:table-cell table:style-name="ce2" table:number-columns-repeated="2"/>
          <table:table-cell office:value-type="string" calcext:value-type="string">
            <text:p>Prescaler block 1</text:p>
          </table:table-cell>
          <table:table-cell table:number-columns-repeated="2"/>
          <table:table-cell office:value-type="string" calcext:value-type="string">
            <text:p>prescal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optimer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Stop timer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lo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Event low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hi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Event high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usy_o</text:p>
          </table:table-cell>
          <table:table-cell table:style-name="ce2"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usy out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timer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015" table:default-cell-style-name="ce1"/>
        <table:table-column table:style-name="co1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Name</text:p>
          </table:table-cell>
          <table:table-cell office:value-type="string">
            <text:p>Size/Index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Clock</text:p>
          </table:table-cell>
          <table:table-cell office:value-type="string">
            <text:p>Reset</text:p>
          </table:table-cell>
          <table:table-cell office:value-type="string">
            <text:p>HDL Path</text:p>
          </table:table-cell>
          <table:table-cell table:number-columns-repeated="1016"/>
        </table:table-row>
        <table:table-row table:style-name="ro1">
          <table:table-cell office:value-type="string">
            <text:p>/irq/ss</text:p>
          </table:table-cell>
          <table:table-cell office:value-type="string">
            <text:p>apb_timer</text:p>
          </table:table-cell>
          <table:table-cell table:number-columns-repeated="1022"/>
        </table:table-row>
        <table:table-row table:style-name="ro1">
          <table:table-cell office:value-type="string">
            <text:p>group</text:p>
          </table:table-cell>
          <table:table-cell office:value-type="string">
            <text:p>events</text:p>
          </table:table-cell>
          <table:table-cell office:value-type="float" office:value="2">
            <text:p>2</text:p>
          </table:table-cell>
          <table:table-cell office:value-type="string">
            <text:p>Events</text:p>
          </table:table-cell>
          <table:table-cell/>
          <table:table-cell office:value-type="string">
            <text:p>$sys_clk</text:p>
          </table:table-cell>
          <table:table-cell office:value-type="string">
            <text:p>$sys_reset</text:p>
          </table:table-cell>
          <table:table-cell table:number-columns-repeated="1017"/>
        </table:table-row>
        <table:table-row table:style-name="ro1">
          <table:table-cell office:value-type="string">
            <text:p>events</text:p>
          </table:table-cell>
          <table:table-cell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3"/>
          <table:table-cell office:value-type="string">
            <text:p>irq_lo_o</text:p>
          </table:table-cell>
          <table:table-cell table:number-columns-repeated="1016"/>
        </table:table-row>
        <table:table-row table:style-name="ro1">
          <table:table-cell office:value-type="string">
            <text:p>events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High</text:p>
          </table:table-cell>
          <table:table-cell table:number-columns-repeated="3"/>
          <table:table-cell office:value-type="string">
            <text:p>irq_hi_o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timer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1" table:number-columns-repeated="2" table:default-cell-style-name="ce1"/>
        <table:table-column table:style-name="co23" table:default-cell-style-name="ce1"/>
        <table:table-column table:style-name="co21" table:number-columns-repeated="1017" table:default-cell-style-name="ce1"/>
        <table:table-row table:style-name="ro3">
          <table:table-cell table:style-name="ce4" office:value-type="string">
            <text:p>Group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Type Args</text:p>
          </table:table-cell>
          <table:table-cell table:style-name="ce4" office:value-type="string">
            <text:p>Knobs</text:p>
          </table:table-cell>
          <table:table-cell table:style-name="ce4" office:value-type="string">
            <text:p>Goals</text:p>
          </table:table-cell>
          <table:table-cell table:style-name="ce4" office:value-type="string">
            <text:p>Description</text:p>
          </table:table-cell>
          <table:table-cell table:style-name="ce5" office:value-type="string">
            <text:p>Sanity</text:p>
          </table:table-cell>
          <table:table-cell table:style-name="ce5" office:value-type="string">
            <text:p>Nightly</text:p>
          </table:table-cell>
          <table:table-cell table:style-name="ce5" office:value-type="string">
            <text:p>Weekly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/ts/ss</text:p>
          </table:table-cell>
          <table:table-cell table:style-name="ce4" office:value-type="string">
            <text:p>apb_timer</text:p>
          </table:table-cell>
          <table:table-cell table:style-name="ce4" table:number-columns-repeated="4"/>
          <table:table-cell table:style-name="ce4" office:value-type="string">
            <text:p>APB Timer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unctional.basic</text:p>
          </table:table-cell>
          <table:table-cell table:style-name="ce4" office:value-type="string">
            <text:p>smoke</text:p>
          </table:table-cell>
          <table:table-cell table:style-name="ce4" office:value-type="string">
            <text:p>reg</text:p>
          </table:table-cell>
          <table:table-cell table:style-name="ce4" table:number-columns-repeated="3"/>
          <table:table-cell table:style-name="ce4" office:value-type="string">
            <text:p>Write and read from memory to do basic interconnect check</text:p>
          </table:table-cell>
          <table:table-cell table:number-columns-repeated="3" office:value-type="string">
            <text:p>[1]</text:p>
          </table:table-cell>
          <table:table-cell table:number-columns-repeated="1014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@apb_fll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Offset</text:p>
          </table:table-cell>
          <table:table-cell office:value-type="string">
            <text:p>RegisterName</text:p>
          </table:table-cell>
          <table:table-cell office:value-type="string">
            <text:p>Field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LSB</text:p>
          </table:table-cell>
          <table:table-cell office:value-type="string">
            <text:p>Reset</text:p>
          </table:table-cell>
          <table:table-cell office:value-type="string">
            <text:p>Volatile?</text:p>
          </table:table-cell>
          <table:table-cell office:value-type="string">
            <text:p>Description</text:p>
          </table:table-cell>
          <table:table-cell office:value-type="string">
            <text:p>Maps</text:p>
          </table:table-cell>
          <table:table-cell office:value-type="string">
            <text:p>Conditions</text:p>
          </table:table-cell>
          <table:table-cell office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>
            <text:p>/reg/chip</text:p>
          </table:table-cell>
          <table:table-cell office:value-type="string">
            <text:p>cvmcu</text:p>
          </table:table-cell>
          <table:table-cell office:value-type="string">
            <text:p>apb_fll</text:p>
          </table:table-cell>
          <table:table-cell office:value-type="string">
            <text:p>littl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counter" table:style-name="ta1">
        <table:table-column table:style-name="co84" table:default-cell-style-name="ce16"/>
        <table:table-column table:style-name="co76" table:default-cell-style-name="ce16"/>
        <table:table-column table:style-name="co85" table:default-cell-style-name="ce16"/>
        <table:table-column table:style-name="co86" table:default-cell-style-name="ce16"/>
        <table:table-column table:style-name="co87" table:default-cell-style-name="ce16"/>
        <table:table-column table:style-name="co1" table:number-columns-repeated="1019" table:default-cell-style-name="ce16"/>
        <table:table-row table:style-name="ro1">
          <table:table-cell table:style-name="ce7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8" office:value-type="string" calcext:value-type="string">
            <text:p>Value(s)/Dimension(s)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</text:p>
          </table:table-cell>
          <table:table-cell table:style-name="ce18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Timer unit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office:value-type="string" calcext:value-type="string">
            <text:p>Input c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set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Enable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mparato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Loads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 value to be loa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put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equals compar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greater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greater than compare value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prescaler" table:style-name="ta1">
        <table:table-column table:style-name="co1" table:default-cell-style-name="ce16"/>
        <table:table-column table:style-name="co88" table:default-cell-style-name="ce16"/>
        <table:table-column table:style-name="co89" table:default-cell-style-name="ce16"/>
        <table:table-column table:style-name="co90" table:default-cell-style-name="ce16"/>
        <table:table-column table:style-name="co91" table:default-cell-style-name="ce16"/>
        <table:table-column table:style-name="co1" table:number-columns-repeated="1019" table:default-cell-style-name="ce16"/>
        <table:table-row table:style-name="ro1">
          <table:table-cell table:style-name="ce7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8" office:value-type="string" calcext:value-type="string">
            <text:p>Value(s)/Dimension(s)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_presc</text:p>
          </table:table-cell>
          <table:table-cell table:style-name="ce18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Timer unit presc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adv_timer" table:style-name="ta1">
        <table:table-column table:style-name="co1" table:default-cell-style-name="ce13"/>
        <table:table-column table:style-name="co88" table:default-cell-style-name="ce13"/>
        <table:table-column table:style-name="co92" table:default-cell-style-name="ce13"/>
        <table:table-column table:style-name="co93" table:default-cell-style-name="ce13"/>
        <table:table-column table:style-name="co88" table:default-cell-style-name="ce13"/>
        <table:table-column table:style-name="co94" table:default-cell-style-name="ce13"/>
        <table:table-column table:style-name="co1" table:number-columns-repeated="2" table:default-cell-style-name="ce13"/>
        <table:table-column table:style-name="co95" table:default-cell-style-name="ce13"/>
        <table:table-column table:style-name="co96" table:default-cell-style-name="ce13"/>
        <table:table-column table:style-name="co1" table:number-columns-repeated="1014" table:default-cell-style-name="ce13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TLM/RegBlock Connectivity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HDL Path</text:p>
          </table:table-cell>
          <table:table-cell office:value-type="string" calcext:value-type="string">
            <text:p>Pin Exclusions/Tie-offs/Re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2" office:value-type="string" calcext:value-type="string">
            <text:p>apb_adv_timer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/>
          <table:table-cell table:style-name="ce2"/>
          <table:table-cell office:value-type="string" calcext:value-type="string">
            <text:p>APB Advanced Timer</text:p>
          </table:table-cell>
          <table:table-cell table:number-columns-repeated="2"/>
          <table:table-cell office:value-type="string" calcext:value-type="string">
            <text:p>dv/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2"/>
          <table:table-cell office:value-type="string" calcext:value-type="string">
            <text:p>System</text:p>
          </table:table-cell>
          <table:table-cell table:number-columns-repeated="2"/>
          <table:table-cell table:style-name="ce2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low_speed_clk</text:p>
          </table:table-cell>
          <table:table-cell/>
          <table:table-cell office:value-type="string" calcext:value-type="string">
            <text:p>50Mhz</text:p>
          </table:table-cell>
          <table:table-cell table:style-name="ce2"/>
          <table:table-cell office:value-type="string" calcext:value-type="string">
            <text:p>Low speed</text:p>
          </table:table-cell>
          <table:table-cell table:number-columns-repeated="2"/>
          <table:table-cell table:style-name="ce2" office:value-type="string" calcext:value-type="string">
            <text:p>low_speed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2" office:value-type="string" calcext:value-type="string">
            <text:p>sys_reset</text:p>
          </table:table-cell>
          <table:table-cell table:number-columns-repeated="2"/>
          <table:table-cell table:style-name="ce2"/>
          <table:table-cell office:value-type="string" calcext:value-type="string">
            <text:p>System</text:p>
          </table:table-cell>
          <table:table-cell table:style-name="ce2" office:value-type="string" calcext:value-type="string">
            <text:p>$sys_clk</text:p>
          </table:table-cell>
          <table:table-cell/>
          <table:table-cell table:style-name="ce2" office:value-type="string" calcext:value-type="string">
            <text:p>HRESET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2" office:value-type="string" calcext:value-type="string">
            <text:p>datum/apb</text:p>
          </table:table-cell>
          <table:table-cell table:style-name="ce2" office:value-type="string" calcext:value-type="string">
            <text:p>data_width=32;addr_width=32</text:p>
          </table:table-cell>
          <table:table-cell table:style-name="ce2" office:value-type="string" calcext:value-type="string">
            <text:p>#default</text:p>
          </table:table-cell>
          <table:table-cell table:style-name="ce2" office:value-type="string" calcext:value-type="string">
            <text:p>Processor access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0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0</text:p>
          </table:table-cell>
          <table:table-cell table:number-columns-repeated="2"/>
          <table:table-cell table:style-name="ce2" office:value-type="string" calcext:value-type="string">
            <text:p>u_tim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1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1</text:p>
          </table:table-cell>
          <table:table-cell table:number-columns-repeated="2"/>
          <table:table-cell table:style-name="ce2" office:value-type="string" calcext:value-type="string">
            <text:p>u_tim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2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2</text:p>
          </table:table-cell>
          <table:table-cell table:number-columns-repeated="2"/>
          <table:table-cell table:style-name="ce2" office:value-type="string" calcext:value-type="string">
            <text:p>u_ti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3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3</text:p>
          </table:table-cell>
          <table:table-cell table:number-columns-repeated="2"/>
          <table:table-cell table:style-name="ce2" office:value-type="string" calcext:value-type="string">
            <text:p>u_tim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ft_cg_enable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esign-for-test enable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xt_sig_i</text:p>
          </table:table-cell>
          <table:table-cell table:style-name="ce2" office:value-type="string" calcext:value-type="string">
            <text:p>in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xternal signal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adv_timer" table:style-name="ta1">
        <table:table-column table:style-name="co11" table:default-cell-style-name="ce1"/>
        <table:table-column table:style-name="co12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49" table:number-columns-repeated="2" table:default-cell-style-name="ce1"/>
        <table:table-column table:style-name="co51" table:default-cell-style-name="ce1"/>
        <table:table-column table:style-name="co1" table:number-columns-repeated="1015" table:default-cell-style-name="ce1"/>
        <table:table-column table:style-name="co1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Name</text:p>
          </table:table-cell>
          <table:table-cell office:value-type="string">
            <text:p>Size/Index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Clock</text:p>
          </table:table-cell>
          <table:table-cell office:value-type="string">
            <text:p>Reset</text:p>
          </table:table-cell>
          <table:table-cell office:value-type="string">
            <text:p>HDL Path</text:p>
          </table:table-cell>
          <table:table-cell table:number-columns-repeated="1016"/>
        </table:table-row>
        <table:table-row table:style-name="ro1">
          <table:table-cell office:value-type="string">
            <text:p>/irq/ss</text:p>
          </table:table-cell>
          <table:table-cell office:value-type="string">
            <text:p>apb_adv_timer</text:p>
          </table:table-cell>
          <table:table-cell table:number-columns-repeated="1022"/>
        </table:table-row>
        <table:table-row table:style-name="ro1">
          <table:table-cell office:value-type="string">
            <text:p>group</text:p>
          </table:table-cell>
          <table:table-cell office:value-type="string">
            <text:p>events</text:p>
          </table:table-cell>
          <table:table-cell office:value-type="float" office:value="4">
            <text:p>4</text:p>
          </table:table-cell>
          <table:table-cell office:value-type="string">
            <text:p>Events</text:p>
          </table:table-cell>
          <table:table-cell/>
          <table:table-cell office:value-type="string">
            <text:p>$sys_clk</text:p>
          </table:table-cell>
          <table:table-cell office:value-type="string">
            <text:p>$sys_reset</text:p>
          </table:table-cell>
          <table:table-cell office:value-type="string">
            <text:p>events_o</text:p>
          </table:table-cell>
          <table:table-cell table:number-columns-repeated="1016"/>
        </table:table-row>
        <table:table-row table:style-name="ro1">
          <table:table-cell office:value-type="string">
            <text:p>events</text:p>
          </table:table-cell>
          <table:table-cell office:value-type="string">
            <text:p>EVENT_0</text:p>
          </table:table-cell>
          <table:table-cell office:value-type="float" office:value="0">
            <text:p>0</text:p>
          </table:table-cell>
          <table:table-cell office:value-type="string">
            <text:p>Event #0</text:p>
          </table:table-cell>
          <table:table-cell table:number-columns-repeated="1020"/>
        </table:table-row>
        <table:table-row table:style-name="ro1">
          <table:table-cell office:value-type="string">
            <text:p>events</text:p>
          </table:table-cell>
          <table:table-cell office:value-type="string">
            <text:p>EVENT_1</text:p>
          </table:table-cell>
          <table:table-cell office:value-type="float" office:value="1">
            <text:p>1</text:p>
          </table:table-cell>
          <table:table-cell office:value-type="string">
            <text:p>Event #1</text:p>
          </table:table-cell>
          <table:table-cell table:number-columns-repeated="1020"/>
        </table:table-row>
        <table:table-row table:style-name="ro1">
          <table:table-cell office:value-type="string">
            <text:p>events</text:p>
          </table:table-cell>
          <table:table-cell office:value-type="string">
            <text:p>EVENT_2</text:p>
          </table:table-cell>
          <table:table-cell office:value-type="float" office:value="2">
            <text:p>2</text:p>
          </table:table-cell>
          <table:table-cell office:value-type="string">
            <text:p>Event #2</text:p>
          </table:table-cell>
          <table:table-cell table:number-columns-repeated="1020"/>
        </table:table-row>
        <table:table-row table:style-name="ro1">
          <table:table-cell office:value-type="string">
            <text:p>events</text:p>
          </table:table-cell>
          <table:table-cell office:value-type="string">
            <text:p>EVENT_3</text:p>
          </table:table-cell>
          <table:table-cell office:value-type="float" office:value="3">
            <text:p>3</text:p>
          </table:table-cell>
          <table:table-cell office:value-type="string">
            <text:p>Event #3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adv_timer" table:style-name="ta2">
        <table:table-column table:style-name="co19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21" table:number-columns-repeated="2" table:default-cell-style-name="ce1"/>
        <table:table-column table:style-name="co23" table:default-cell-style-name="ce1"/>
        <table:table-column table:style-name="co21" table:number-columns-repeated="1017" table:default-cell-style-name="ce1"/>
        <table:table-row table:style-name="ro5">
          <table:table-cell table:style-name="ce4" office:value-type="string">
            <text:p>Group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Type Args</text:p>
          </table:table-cell>
          <table:table-cell table:style-name="ce4" office:value-type="string">
            <text:p>Knobs</text:p>
          </table:table-cell>
          <table:table-cell table:style-name="ce4" office:value-type="string">
            <text:p>Goals</text:p>
          </table:table-cell>
          <table:table-cell table:style-name="ce4" office:value-type="string">
            <text:p>Description</text:p>
          </table:table-cell>
          <table:table-cell table:style-name="ce5" office:value-type="string">
            <text:p>Sanity</text:p>
          </table:table-cell>
          <table:table-cell table:style-name="ce5" office:value-type="string">
            <text:p>Nightly</text:p>
          </table:table-cell>
          <table:table-cell table:style-name="ce5" office:value-type="string">
            <text:p>Weekly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/ts/ss</text:p>
          </table:table-cell>
          <table:table-cell table:style-name="ce4" office:value-type="string">
            <text:p>apb_adv_timer</text:p>
          </table:table-cell>
          <table:table-cell table:style-name="ce4" table:number-columns-repeated="4"/>
          <table:table-cell table:style-name="ce4" office:value-type="string">
            <text:p>APB Advanced (PWM) Timer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unctional.basic</text:p>
          </table:table-cell>
          <table:table-cell table:style-name="ce4" office:value-type="string">
            <text:p>smoke</text:p>
          </table:table-cell>
          <table:table-cell table:style-name="ce4" office:value-type="string">
            <text:p>reg</text:p>
          </table:table-cell>
          <table:table-cell table:style-name="ce4" table:number-columns-repeated="3"/>
          <table:table-cell table:style-name="ce4" office:value-type="string">
            <text:p>Write and read from memory to do basic interconnect check</text:p>
          </table:table-cell>
          <table:table-cell table:number-columns-repeated="3" office:value-type="string">
            <text:p>[1]</text:p>
          </table:table-cell>
          <table:table-cell table:number-columns-repeated="1014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@adv_timer" table:style-name="ta1">
        <table:table-column table:style-name="co1" table:default-cell-style-name="ce16"/>
        <table:table-column table:style-name="co76" table:default-cell-style-name="ce16"/>
        <table:table-column table:style-name="co97" table:default-cell-style-name="ce16"/>
        <table:table-column table:style-name="co98" table:default-cell-style-name="ce16"/>
        <table:table-column table:style-name="co91" table:default-cell-style-name="ce16"/>
        <table:table-column table:style-name="co1" table:number-columns-repeated="1019" table:default-cell-style-name="ce16"/>
        <table:table-row table:style-name="ro1">
          <table:table-cell table:style-name="ce7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8" office:value-type="string" calcext:value-type="string">
            <text:p>Value(s)/Dimension(s)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21"/>
          <table:table-cell table:number-columns-repeated="998"/>
        </table:table-row>
        <table:table-row table:style-name="ro9">
          <table:table-cell office:value-type="string" calcext:value-type="string">
            <text:p>/b</text:p>
          </table:table-cell>
          <table:table-cell office:value-type="string" calcext:value-type="string">
            <text:p>timer_module</text:p>
          </table:table-cell>
          <table:table-cell table:style-name="ce18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Advanced timer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um_b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16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_exts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32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i</text:p>
          </table:table-cell>
          <table:table-cell table:style-name="Default"/>
          <table:table-cell office:value-type="string" calcext:value-type="string">
            <text:p>ls_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p</text:p>
          </table:table-cell>
          <table:table-cell table:style-name="Default"/>
          <table:table-cell office:value-type="string" calcext:value-type="string">
            <text:p>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o</text:p>
          </table:table-cell>
          <table:table-cell table:style-name="Default"/>
          <table:table-cell office:value-type="string" calcext:value-type="string">
            <text:p>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ls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5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ar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op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rs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update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arm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clk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mode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presc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awtooth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start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end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0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0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1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1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2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2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3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3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signal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_exts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pwm_o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status_o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timer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27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31" table:default-cell-style-name="ce1"/>
        <table:table-column table:style-name="co60" table:default-cell-style-name="ce1"/>
        <table:table-column table:style-name="co61" table:number-columns-repeated="2" table:default-cell-style-name="ce1"/>
        <table:table-column table:style-name="co62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Offset</text:p>
          </table:table-cell>
          <table:table-cell office:value-type="string">
            <text:p>RegisterName</text:p>
          </table:table-cell>
          <table:table-cell office:value-type="string">
            <text:p>Field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LSB</text:p>
          </table:table-cell>
          <table:table-cell office:value-type="string">
            <text:p>Reset</text:p>
          </table:table-cell>
          <table:table-cell office:value-type="string">
            <text:p>Volatile?</text:p>
          </table:table-cell>
          <table:table-cell office:value-type="string">
            <text:p>Description</text:p>
          </table:table-cell>
          <table:table-cell office:value-type="string">
            <text:p>Maps</text:p>
          </table:table-cell>
          <table:table-cell office:value-type="string">
            <text:p>Conditions</text:p>
          </table:table-cell>
          <table:table-cell office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>
            <text:p>/reg/ss</text:p>
          </table:table-cell>
          <table:table-cell office:value-type="string">
            <text:p>apb_timer</text:p>
          </table:table-cell>
          <table:table-cell/>
          <table:table-cell office:value-type="string">
            <text:p>little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APB Timer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mode_64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mode_mtime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prescaler_count</text:p>
          </table:table-cell>
          <table:table-cell office:value-type="string">
            <text:p>RW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ref_clk_en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prescaler_en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one_shot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cmp_clr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iem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irq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reset_bit</text:p>
          </table:table-cell>
          <table:table-cell office:value-type="string">
            <text:p>W1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>
            <text:p>0x000</text:p>
          </table:table-cell>
          <table:table-cell office:value-type="string">
            <text:p>cfg_reg_low</text:p>
          </table:table-cell>
          <table:table-cell office:value-type="string">
            <text:p>enable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mode_64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mode_mtime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prescaler_count</text:p>
          </table:table-cell>
          <table:table-cell office:value-type="string">
            <text:p>RW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ref_clk_en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prescaler_en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one_shot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cmp_clr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iem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irq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reset_bit</text:p>
          </table:table-cell>
          <table:table-cell office:value-type="string">
            <text:p>W1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>
            <text:p>0x004</text:p>
          </table:table-cell>
          <table:table-cell office:value-type="string">
            <text:p>cfg_reg_hi</text:p>
          </table:table-cell>
          <table:table-cell office:value-type="string">
            <text:p>enable_bit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>
            <text:p>0x008</text:p>
          </table:table-cell>
          <table:table-cell table:number-columns-repeated="2" office:value-type="string">
            <text:p>timer_val_lo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32-bit counter value low 32-bits in 64-bit mode</text:p>
          </table:table-cell>
          <table:table-cell table:number-columns-repeated="1015"/>
        </table:table-row>
        <table:table-row table:style-name="ro1">
          <table:table-cell office:value-type="string">
            <text:p>0x00C</text:p>
          </table:table-cell>
          <table:table-cell table:number-columns-repeated="2" office:value-type="string">
            <text:p>timer_val_hi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32-bit counter value high 32-bits in 64-bit mode</text:p>
          </table:table-cell>
          <table:table-cell table:number-columns-repeated="1015"/>
        </table:table-row>
        <table:table-row table:style-name="ro1">
          <table:table-cell office:value-type="string">
            <text:p>0x010</text:p>
          </table:table-cell>
          <table:table-cell office:value-type="string">
            <text:p>timer_cmp_lo</text:p>
          </table:table-cell>
          <table:table-cell office:value-type="string">
            <text:p>timer_cmp_lo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compare value for low 32-bit counter</text:p>
          </table:table-cell>
          <table:table-cell table:number-columns-repeated="1015"/>
        </table:table-row>
        <table:table-row table:style-name="ro1">
          <table:table-cell office:value-type="string">
            <text:p>0x014</text:p>
          </table:table-cell>
          <table:table-cell office:value-type="string">
            <text:p>timer_cmp_hi</text:p>
          </table:table-cell>
          <table:table-cell office:value-type="string">
            <text:p>timer_cmp_hi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compare value for high 32-bit counter</text:p>
          </table:table-cell>
          <table:table-cell table:number-columns-repeated="1015"/>
        </table:table-row>
        <table:table-row table:style-name="ro1">
          <table:table-cell office:value-type="string">
            <text:p>0x018</text:p>
          </table:table-cell>
          <table:table-cell table:number-columns-repeated="2" office:value-type="string">
            <text:p>timer_start_lo</text:p>
          </table:table-cell>
          <table:table-cell office:value-type="string">
            <text:p>W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Write strobe address for starting low counter</text:p>
          </table:table-cell>
          <table:table-cell table:number-columns-repeated="1015"/>
        </table:table-row>
        <table:table-row table:style-name="ro1">
          <table:table-cell office:value-type="string">
            <text:p>0x01C</text:p>
          </table:table-cell>
          <table:table-cell table:number-columns-repeated="2" office:value-type="string">
            <text:p>timer_start_hi</text:p>
          </table:table-cell>
          <table:table-cell office:value-type="string">
            <text:p>W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Write strobe address for starting high counter</text:p>
          </table:table-cell>
          <table:table-cell table:number-columns-repeated="1015"/>
        </table:table-row>
        <table:table-row table:style-name="ro1">
          <table:table-cell office:value-type="string">
            <text:p>0x020</text:p>
          </table:table-cell>
          <table:table-cell table:number-columns-repeated="2" office:value-type="string">
            <text:p>timer_reset_lo</text:p>
          </table:table-cell>
          <table:table-cell office:value-type="string">
            <text:p>W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Write strobe address for resetting the low counter</text:p>
          </table:table-cell>
          <table:table-cell table:number-columns-repeated="1015"/>
        </table:table-row>
        <table:table-row table:style-name="ro1">
          <table:table-cell office:value-type="string">
            <text:p>0x024</text:p>
          </table:table-cell>
          <table:table-cell table:number-columns-repeated="2" office:value-type="string">
            <text:p>timer_reset_hi</text:p>
          </table:table-cell>
          <table:table-cell office:value-type="string">
            <text:p>W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Write strobe address for resetting the high counter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adv_timer" table:style-name="ta1">
        <table:table-column table:style-name="co54" table:default-cell-style-name="ce1"/>
        <table:table-column table:style-name="co63" table:default-cell-style-name="ce1"/>
        <table:table-column table:style-name="co6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1" table:default-cell-style-name="ce1"/>
        <table:table-column table:style-name="co65" table:default-cell-style-name="ce1"/>
        <table:table-column table:style-name="co34" table:default-cell-style-name="ce1"/>
        <table:table-column table:style-name="co66" table:default-cell-style-name="ce1"/>
        <table:table-column table:style-name="co1" table:number-columns-repeated="1011" table:default-cell-style-name="ce1"/>
        <table:table-row table:style-name="ro1">
          <table:table-cell office:value-type="string">
            <text:p>Offset</text:p>
          </table:table-cell>
          <table:table-cell office:value-type="string">
            <text:p>RegisterName</text:p>
          </table:table-cell>
          <table:table-cell office:value-type="string">
            <text:p>Field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LSB</text:p>
          </table:table-cell>
          <table:table-cell office:value-type="string">
            <text:p>Reset</text:p>
          </table:table-cell>
          <table:table-cell office:value-type="string">
            <text:p>Volatile?</text:p>
          </table:table-cell>
          <table:table-cell office:value-type="string">
            <text:p>Description</text:p>
          </table:table-cell>
          <table:table-cell office:value-type="string">
            <text:p>Maps</text:p>
          </table:table-cell>
          <table:table-cell office:value-type="string">
            <text:p>Conditions</text:p>
          </table:table-cell>
          <table:table-cell office:value-type="string">
            <text:p>HDL Path</text:p>
          </table:table-cell>
          <table:table-cell office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>
            <text:p>/reg/ss</text:p>
          </table:table-cell>
          <table:table-cell office:value-type="string">
            <text:p>apb_adv_timer</text:p>
          </table:table-cell>
          <table:table-cell/>
          <table:table-cell office:value-type="string">
            <text:p>littl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0x0</text:p>
          </table:table-cell>
          <table:table-cell office:value-type="string">
            <text:p>T0_CMD</text:p>
          </table:table-cell>
          <table:table-cell office:value-type="string">
            <text:p>START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>
            <text:p>0x0</text:p>
          </table:table-cell>
          <table:table-cell office:value-type="string">
            <text:p>T0_CMD</text:p>
          </table:table-cell>
          <table:table-cell office:value-type="string">
            <text:p>STOP</text:p>
          </table:table-cell>
          <table:table-cell office:value-type="string">
            <text:p>W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0</text:p>
          </table:table-cell>
          <table:table-cell/>
          <table:table-cell office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>
            <text:p>0x0</text:p>
          </table:table-cell>
          <table:table-cell office:value-type="string">
            <text:p>T0_CMD</text:p>
          </table:table-cell>
          <table:table-cell office:value-type="string">
            <text:p>UPDATE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/>
          <table:table-cell office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>
            <text:p>0x0</text:p>
          </table:table-cell>
          <table:table-cell office:value-type="string">
            <text:p>T0_CMD</text:p>
          </table:table-cell>
          <table:table-cell office:value-type="string">
            <text:p>RESET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</text:p>
          </table:table-cell>
          <table:table-cell/>
          <table:table-cell office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>
            <text:p>0x0</text:p>
          </table:table-cell>
          <table:table-cell office:value-type="string">
            <text:p>T0_CMD</text:p>
          </table:table-cell>
          <table:table-cell office:value-type="string">
            <text:p>ARM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0</text:p>
          </table:table-cell>
          <table:table-cell/>
          <table:table-cell office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>
            <text:p>0x0</text:p>
          </table:table-cell>
          <table:table-cell office:value-type="string">
            <text:p>T0_CMD</text:p>
          </table:table-cell>
          <table:table-cell office:value-type="string">
            <text:p>RFU</text:p>
          </table:table-cell>
          <table:table-cell office:value-type="string">
            <text:p>WO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>
            <text:p>0x4</text:p>
          </table:table-cell>
          <table:table-cell office:value-type="string">
            <text:p>T0_CONFIG</text:p>
          </table:table-cell>
          <table:table-cell office:value-type="string">
            <text:p>INSEL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4</text:p>
          </table:table-cell>
          <table:table-cell office:value-type="string">
            <text:p>T0_CONFIG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/>
          <table:table-cell office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4</text:p>
          </table:table-cell>
          <table:table-cell office:value-type="string">
            <text:p>T0_CONFIG</text:p>
          </table:table-cell>
          <table:table-cell office:value-type="string">
            <text:p>CLKSEL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0</text:p>
          </table:table-cell>
          <table:table-cell/>
          <table:table-cell office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4</text:p>
          </table:table-cell>
          <table:table-cell office:value-type="string">
            <text:p>T0_CONFIG</text:p>
          </table:table-cell>
          <table:table-cell office:value-type="string">
            <text:p>UPDOWNSEL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x1</text:p>
          </table:table-cell>
          <table:table-cell/>
          <table:table-cell office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4</text:p>
          </table:table-cell>
          <table:table-cell office:value-type="string">
            <text:p>T0_CONFIG</text:p>
          </table:table-cell>
          <table:table-cell office:value-type="string">
            <text:p>PRESC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8</text:p>
          </table:table-cell>
          <table:table-cell office:value-type="string">
            <text:p>T0_THRESHOLD</text:p>
          </table:table-cell>
          <table:table-cell office:value-type="string">
            <text:p>TH_LO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>
            <text:p>0x8</text:p>
          </table:table-cell>
          <table:table-cell office:value-type="string">
            <text:p>T0_THRESHOLD</text:p>
          </table:table-cell>
          <table:table-cell office:value-type="string">
            <text:p>TH_HI</text:p>
          </table:table-cell>
          <table:table-cell office:value-type="string">
            <text:p>RW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>
            <text:p>0xC</text:p>
          </table:table-cell>
          <table:table-cell office:value-type="string">
            <text:p>T0_TH_CHANNEL0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C</text:p>
          </table:table-cell>
          <table:table-cell office:value-type="string">
            <text:p>T0_TH_CHANNEL0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10</text:p>
          </table:table-cell>
          <table:table-cell office:value-type="string">
            <text:p>#T0_THRESHOLD</text:p>
          </table:table-cell>
          <table:table-cell office:value-type="string">
            <text:p>TH_LO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low part configuration bitfield. It defines start counter value.</text:p>
          </table:table-cell>
          <table:table-cell table:number-columns-repeated="3"/>
          <table:table-cell office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>
            <text:p>0x8</text:p>
          </table:table-cell>
          <table:table-cell office:value-type="string">
            <text:p>#T0_THRESHOLD</text:p>
          </table:table-cell>
          <table:table-cell office:value-type="string">
            <text:p>TH_HI</text:p>
          </table:table-cell>
          <table:table-cell office:value-type="string">
            <text:p>RW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high part configuration bitfield. It defines end counter value.</text:p>
          </table:table-cell>
          <table:table-cell table:number-columns-repeated="3"/>
          <table:table-cell office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>
            <text:p>0xC</text:p>
          </table:table-cell>
          <table:table-cell office:value-type="string">
            <text:p>#T0_TH_CHANNEL0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3"/>
          <table:table-cell office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>
            <text:p>0xC</text:p>
          </table:table-cell>
          <table:table-cell office:value-type="string">
            <text:p>#T0_TH_CHANNEL0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3"/>
          <table:table-cell office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>
            <text:p>0x10</text:p>
          </table:table-cell>
          <table:table-cell office:value-type="string">
            <text:p>T0_TH_CHANNEL1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10</text:p>
          </table:table-cell>
          <table:table-cell office:value-type="string">
            <text:p>T0_TH_CHANNEL1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14</text:p>
          </table:table-cell>
          <table:table-cell office:value-type="string">
            <text:p>T0_TH_CHANNEL2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14</text:p>
          </table:table-cell>
          <table:table-cell office:value-type="string">
            <text:p>T0_TH_CHANNEL2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18</text:p>
          </table:table-cell>
          <table:table-cell office:value-type="string">
            <text:p>T0_TH_CHANNEL3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18</text:p>
          </table:table-cell>
          <table:table-cell office:value-type="string">
            <text:p>T0_TH_CHANNEL3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2C</text:p>
          </table:table-cell>
          <table:table-cell office:value-type="string">
            <text:p>T0_COUNTER</text:p>
          </table:table-cell>
          <table:table-cell office:value-type="string">
            <text:p>COUNTER</text:p>
          </table:table-cell>
          <table:table-cell office:value-type="string">
            <text:p>WO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>
            <text:p>0x40</text:p>
          </table:table-cell>
          <table:table-cell office:value-type="string">
            <text:p>T1_CMD</text:p>
          </table:table-cell>
          <table:table-cell office:value-type="string">
            <text:p>START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>
            <text:p>0x40</text:p>
          </table:table-cell>
          <table:table-cell office:value-type="string">
            <text:p>T1_CMD</text:p>
          </table:table-cell>
          <table:table-cell office:value-type="string">
            <text:p>STOP</text:p>
          </table:table-cell>
          <table:table-cell office:value-type="string">
            <text:p>W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0</text:p>
          </table:table-cell>
          <table:table-cell/>
          <table:table-cell office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>
            <text:p>0x40</text:p>
          </table:table-cell>
          <table:table-cell office:value-type="string">
            <text:p>T1_CMD</text:p>
          </table:table-cell>
          <table:table-cell office:value-type="string">
            <text:p>UPDATE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/>
          <table:table-cell office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>
            <text:p>0x40</text:p>
          </table:table-cell>
          <table:table-cell office:value-type="string">
            <text:p>T1_CMD</text:p>
          </table:table-cell>
          <table:table-cell office:value-type="string">
            <text:p>RESET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</text:p>
          </table:table-cell>
          <table:table-cell/>
          <table:table-cell office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>
            <text:p>0x40</text:p>
          </table:table-cell>
          <table:table-cell office:value-type="string">
            <text:p>T1_CMD</text:p>
          </table:table-cell>
          <table:table-cell office:value-type="string">
            <text:p>ARM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0</text:p>
          </table:table-cell>
          <table:table-cell/>
          <table:table-cell office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>
            <text:p>0x40</text:p>
          </table:table-cell>
          <table:table-cell office:value-type="string">
            <text:p>T1_CMD</text:p>
          </table:table-cell>
          <table:table-cell office:value-type="string">
            <text:p>RFU</text:p>
          </table:table-cell>
          <table:table-cell office:value-type="string">
            <text:p>WO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>
            <text:p>0x44</text:p>
          </table:table-cell>
          <table:table-cell office:value-type="string">
            <text:p>T1_CONFIG</text:p>
          </table:table-cell>
          <table:table-cell office:value-type="string">
            <text:p>INSEL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44</text:p>
          </table:table-cell>
          <table:table-cell office:value-type="string">
            <text:p>T1_CONFIG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/>
          <table:table-cell office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44</text:p>
          </table:table-cell>
          <table:table-cell office:value-type="string">
            <text:p>T1_CONFIG</text:p>
          </table:table-cell>
          <table:table-cell office:value-type="string">
            <text:p>CLKSEL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0</text:p>
          </table:table-cell>
          <table:table-cell/>
          <table:table-cell office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44</text:p>
          </table:table-cell>
          <table:table-cell office:value-type="string">
            <text:p>T1_CONFIG</text:p>
          </table:table-cell>
          <table:table-cell office:value-type="string">
            <text:p>UPDOWNSEL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x1</text:p>
          </table:table-cell>
          <table:table-cell/>
          <table:table-cell office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44</text:p>
          </table:table-cell>
          <table:table-cell office:value-type="string">
            <text:p>T1_CONFIG</text:p>
          </table:table-cell>
          <table:table-cell office:value-type="string">
            <text:p>PRESC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48</text:p>
          </table:table-cell>
          <table:table-cell office:value-type="string">
            <text:p>T1_THRESHOLD</text:p>
          </table:table-cell>
          <table:table-cell office:value-type="string">
            <text:p>TH_LO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>
            <text:p>0x48</text:p>
          </table:table-cell>
          <table:table-cell office:value-type="string">
            <text:p>T1_THRESHOLD</text:p>
          </table:table-cell>
          <table:table-cell office:value-type="string">
            <text:p>TH_HI</text:p>
          </table:table-cell>
          <table:table-cell office:value-type="string">
            <text:p>RW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>
            <text:p>0x4C</text:p>
          </table:table-cell>
          <table:table-cell office:value-type="string">
            <text:p>T1_TH_CHANNEL0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4C</text:p>
          </table:table-cell>
          <table:table-cell office:value-type="string">
            <text:p>T1_TH_CHANNEL0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50</text:p>
          </table:table-cell>
          <table:table-cell office:value-type="string">
            <text:p>T1_TH_CHANNEL1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50</text:p>
          </table:table-cell>
          <table:table-cell office:value-type="string">
            <text:p>T1_TH_CHANNEL1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54</text:p>
          </table:table-cell>
          <table:table-cell office:value-type="string">
            <text:p>T1_TH_CHANNEL2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54</text:p>
          </table:table-cell>
          <table:table-cell office:value-type="string">
            <text:p>T1_TH_CHANNEL2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58</text:p>
          </table:table-cell>
          <table:table-cell office:value-type="string">
            <text:p>T1_TH_CHANNEL3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>
            <text:p>0x58</text:p>
          </table:table-cell>
          <table:table-cell office:value-type="string">
            <text:p>T1_TH_CHANNEL3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6C</text:p>
          </table:table-cell>
          <table:table-cell office:value-type="string">
            <text:p>T1_COUNTER</text:p>
          </table:table-cell>
          <table:table-cell office:value-type="string">
            <text:p>COUNTER</text:p>
          </table:table-cell>
          <table:table-cell office:value-type="string">
            <text:p>WO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>
            <text:p>0x80</text:p>
          </table:table-cell>
          <table:table-cell office:value-type="string">
            <text:p>T2_CMD</text:p>
          </table:table-cell>
          <table:table-cell office:value-type="string">
            <text:p>START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>
            <text:p>0x80</text:p>
          </table:table-cell>
          <table:table-cell office:value-type="string">
            <text:p>T2_CMD</text:p>
          </table:table-cell>
          <table:table-cell office:value-type="string">
            <text:p>STOP</text:p>
          </table:table-cell>
          <table:table-cell office:value-type="string">
            <text:p>W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0</text:p>
          </table:table-cell>
          <table:table-cell/>
          <table:table-cell office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>
            <text:p>0x80</text:p>
          </table:table-cell>
          <table:table-cell office:value-type="string">
            <text:p>T2_CMD</text:p>
          </table:table-cell>
          <table:table-cell office:value-type="string">
            <text:p>UPDATE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/>
          <table:table-cell office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>
            <text:p>0x80</text:p>
          </table:table-cell>
          <table:table-cell office:value-type="string">
            <text:p>T2_CMD</text:p>
          </table:table-cell>
          <table:table-cell office:value-type="string">
            <text:p>RESET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</text:p>
          </table:table-cell>
          <table:table-cell/>
          <table:table-cell office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>
            <text:p>0x80</text:p>
          </table:table-cell>
          <table:table-cell office:value-type="string">
            <text:p>T2_CMD</text:p>
          </table:table-cell>
          <table:table-cell office:value-type="string">
            <text:p>ARM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0</text:p>
          </table:table-cell>
          <table:table-cell/>
          <table:table-cell office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>
            <text:p>0x80</text:p>
          </table:table-cell>
          <table:table-cell office:value-type="string">
            <text:p>T2_CMD</text:p>
          </table:table-cell>
          <table:table-cell office:value-type="string">
            <text:p>RFU</text:p>
          </table:table-cell>
          <table:table-cell office:value-type="string">
            <text:p>WO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>
            <text:p>0x84</text:p>
          </table:table-cell>
          <table:table-cell office:value-type="string">
            <text:p>T2_CONFIG</text:p>
          </table:table-cell>
          <table:table-cell office:value-type="string">
            <text:p>INSEL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>
            <text:p>0x84</text:p>
          </table:table-cell>
          <table:table-cell office:value-type="string">
            <text:p>T2_CONFIG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/>
          <table:table-cell office:value-type="string">
            <text:p>ADV_TIMER0 trigger mode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84</text:p>
          </table:table-cell>
          <table:table-cell office:value-type="string">
            <text:p>T2_CONFIG</text:p>
          </table:table-cell>
          <table:table-cell office:value-type="string">
            <text:p>CLKSEL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0</text:p>
          </table:table-cell>
          <table:table-cell/>
          <table:table-cell office:value-type="string">
            <text:p>ADV_TIMER0 clock source configuration bitfield:</text:p>
          </table:table-cell>
          <table:table-cell table:number-columns-repeated="1015"/>
        </table:table-row>
        <table:table-row table:style-name="ro3">
          <table:table-cell office:value-type="string">
            <text:p>0x84</text:p>
          </table:table-cell>
          <table:table-cell office:value-type="string">
            <text:p>T2_CONFIG</text:p>
          </table:table-cell>
          <table:table-cell office:value-type="string">
            <text:p>UPDOWNSEL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x1</text:p>
          </table:table-cell>
          <table:table-cell/>
          <table:table-cell office:value-type="string">
            <text:p>ADV_TIMER0 center-aligned mode configuration bitfield:</text:p>
          </table:table-cell>
          <table:table-cell table:number-columns-repeated="1015"/>
        </table:table-row>
        <table:table-row table:style-name="ro3">
          <table:table-cell office:value-type="string">
            <text:p>0x84</text:p>
          </table:table-cell>
          <table:table-cell office:value-type="string">
            <text:p>T2_CONFIG</text:p>
          </table:table-cell>
          <table:table-cell office:value-type="string">
            <text:p>PRESC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prescaler value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88</text:p>
          </table:table-cell>
          <table:table-cell office:value-type="string">
            <text:p>T2_THRESHOLD</text:p>
          </table:table-cell>
          <table:table-cell office:value-type="string">
            <text:p>TH_LO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7">
          <table:table-cell office:value-type="string">
            <text:p>0x88</text:p>
          </table:table-cell>
          <table:table-cell office:value-type="string">
            <text:p>T2_THRESHOLD</text:p>
          </table:table-cell>
          <table:table-cell office:value-type="string">
            <text:p>TH_HI</text:p>
          </table:table-cell>
          <table:table-cell office:value-type="string">
            <text:p>RW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7">
          <table:table-cell office:value-type="string">
            <text:p>0x8C</text:p>
          </table:table-cell>
          <table:table-cell office:value-type="string">
            <text:p>T2_TH_CHANNEL0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8C</text:p>
          </table:table-cell>
          <table:table-cell office:value-type="string">
            <text:p>T2_TH_CHANNEL0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90</text:p>
          </table:table-cell>
          <table:table-cell office:value-type="string">
            <text:p>T2_TH_CHANNEL1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90</text:p>
          </table:table-cell>
          <table:table-cell office:value-type="string">
            <text:p>T2_TH_CHANNEL1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94</text:p>
          </table:table-cell>
          <table:table-cell office:value-type="string">
            <text:p>T2_TH_CHANNEL2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94</text:p>
          </table:table-cell>
          <table:table-cell office:value-type="string">
            <text:p>T2_TH_CHANNEL2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98</text:p>
          </table:table-cell>
          <table:table-cell office:value-type="string">
            <text:p>T2_TH_CHANNEL3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98</text:p>
          </table:table-cell>
          <table:table-cell office:value-type="string">
            <text:p>T2_TH_CHANNEL3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AC</text:p>
          </table:table-cell>
          <table:table-cell office:value-type="string">
            <text:p>T2_COUNTER</text:p>
          </table:table-cell>
          <table:table-cell office:value-type="string">
            <text:p>COUNTER</text:p>
          </table:table-cell>
          <table:table-cell office:value-type="string">
            <text:p>WO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ounter value.</text:p>
          </table:table-cell>
          <table:table-cell table:number-columns-repeated="1015"/>
        </table:table-row>
        <table:table-row table:style-name="ro7">
          <table:table-cell office:value-type="string">
            <text:p>0xC0</text:p>
          </table:table-cell>
          <table:table-cell office:value-type="string">
            <text:p>T3_CMD</text:p>
          </table:table-cell>
          <table:table-cell office:value-type="string">
            <text:p>START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start command bitfield.</text:p>
          </table:table-cell>
          <table:table-cell table:number-columns-repeated="1015"/>
        </table:table-row>
        <table:table-row table:style-name="ro7">
          <table:table-cell office:value-type="string">
            <text:p>0xC0</text:p>
          </table:table-cell>
          <table:table-cell office:value-type="string">
            <text:p>T3_CMD</text:p>
          </table:table-cell>
          <table:table-cell office:value-type="string">
            <text:p>STOP</text:p>
          </table:table-cell>
          <table:table-cell office:value-type="string">
            <text:p>W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0</text:p>
          </table:table-cell>
          <table:table-cell/>
          <table:table-cell office:value-type="string">
            <text:p>ADV_TIMER0 stop command bitfield.</text:p>
          </table:table-cell>
          <table:table-cell table:number-columns-repeated="1015"/>
        </table:table-row>
        <table:table-row table:style-name="ro7">
          <table:table-cell office:value-type="string">
            <text:p>0xC0</text:p>
          </table:table-cell>
          <table:table-cell office:value-type="string">
            <text:p>T3_CMD</text:p>
          </table:table-cell>
          <table:table-cell office:value-type="string">
            <text:p>UPDATE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/>
          <table:table-cell office:value-type="string">
            <text:p>ADV_TIMER0 update command bitfield.</text:p>
          </table:table-cell>
          <table:table-cell table:number-columns-repeated="1015"/>
        </table:table-row>
        <table:table-row table:style-name="ro7">
          <table:table-cell office:value-type="string">
            <text:p>0xC0</text:p>
          </table:table-cell>
          <table:table-cell office:value-type="string">
            <text:p>T3_CMD</text:p>
          </table:table-cell>
          <table:table-cell office:value-type="string">
            <text:p>RESET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</text:p>
          </table:table-cell>
          <table:table-cell/>
          <table:table-cell office:value-type="string">
            <text:p>ADV_TIMER0 reset command bitfield.</text:p>
          </table:table-cell>
          <table:table-cell table:number-columns-repeated="1015"/>
        </table:table-row>
        <table:table-row table:style-name="ro7">
          <table:table-cell office:value-type="string">
            <text:p>0xC0</text:p>
          </table:table-cell>
          <table:table-cell office:value-type="string">
            <text:p>T3_CMD</text:p>
          </table:table-cell>
          <table:table-cell office:value-type="string">
            <text:p>ARM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0</text:p>
          </table:table-cell>
          <table:table-cell/>
          <table:table-cell office:value-type="string">
            <text:p>ADV_TIMER0 arm command bitfield.</text:p>
          </table:table-cell>
          <table:table-cell table:number-columns-repeated="1015"/>
        </table:table-row>
        <table:table-row table:style-name="ro7">
          <table:table-cell office:value-type="string">
            <text:p>0xC0</text:p>
          </table:table-cell>
          <table:table-cell office:value-type="string">
            <text:p>T3_CMD</text:p>
          </table:table-cell>
          <table:table-cell office:value-type="string">
            <text:p>RFU</text:p>
          </table:table-cell>
          <table:table-cell office:value-type="string">
            <text:p>WO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0x0</text:p>
          </table:table-cell>
          <table:table-cell table:number-columns-repeated="1017"/>
        </table:table-row>
        <table:table-row table:style-name="ro7">
          <table:table-cell office:value-type="string">
            <text:p>0xC4</text:p>
          </table:table-cell>
          <table:table-cell office:value-type="string">
            <text:p>T3_CONFIG</text:p>
          </table:table-cell>
          <table:table-cell office:value-type="string">
            <text:p>INSEL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input source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C4</text:p>
          </table:table-cell>
          <table:table-cell office:value-type="string">
            <text:p>T3_CONFIG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/>
          <table:table-cell office:value-type="string">
            <text:p>ADV_TIMER0 trigger mode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C4</text:p>
          </table:table-cell>
          <table:table-cell office:value-type="string">
            <text:p>T3_CONFIG</text:p>
          </table:table-cell>
          <table:table-cell office:value-type="string">
            <text:p>CLKSEL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0</text:p>
          </table:table-cell>
          <table:table-cell/>
          <table:table-cell office:value-type="string">
            <text:p>ADV_TIMER0 clock source configuration bitfield:</text:p>
          </table:table-cell>
          <table:table-cell table:number-columns-repeated="1015"/>
        </table:table-row>
        <table:table-row table:style-name="ro3">
          <table:table-cell office:value-type="string">
            <text:p>0xC4</text:p>
          </table:table-cell>
          <table:table-cell office:value-type="string">
            <text:p>T3_CONFIG</text:p>
          </table:table-cell>
          <table:table-cell office:value-type="string">
            <text:p>UPDOWNSEL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x1</text:p>
          </table:table-cell>
          <table:table-cell/>
          <table:table-cell office:value-type="string">
            <text:p>ADV_TIMER0 center-aligned mode configuration bitfield:</text:p>
          </table:table-cell>
          <table:table-cell table:number-columns-repeated="1015"/>
        </table:table-row>
        <table:table-row table:style-name="ro3">
          <table:table-cell office:value-type="string">
            <text:p>0xC4</text:p>
          </table:table-cell>
          <table:table-cell office:value-type="string">
            <text:p>T3_CONFIG</text:p>
          </table:table-cell>
          <table:table-cell office:value-type="string">
            <text:p>PRESC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prescaler value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C8</text:p>
          </table:table-cell>
          <table:table-cell office:value-type="string">
            <text:p>T3_THRESHOLD</text:p>
          </table:table-cell>
          <table:table-cell office:value-type="string">
            <text:p>TH_LO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7">
          <table:table-cell office:value-type="string">
            <text:p>0xC8</text:p>
          </table:table-cell>
          <table:table-cell office:value-type="string">
            <text:p>T3_THRESHOLD</text:p>
          </table:table-cell>
          <table:table-cell office:value-type="string">
            <text:p>TH_HI</text:p>
          </table:table-cell>
          <table:table-cell office:value-type="string">
            <text:p>RW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7">
          <table:table-cell office:value-type="string">
            <text:p>0xCC</text:p>
          </table:table-cell>
          <table:table-cell office:value-type="string">
            <text:p>T3_TH_CHANNEL0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CC</text:p>
          </table:table-cell>
          <table:table-cell office:value-type="string">
            <text:p>T3_TH_CHANNEL0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D0</text:p>
          </table:table-cell>
          <table:table-cell office:value-type="string">
            <text:p>T3_TH_CHANNEL1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D0</text:p>
          </table:table-cell>
          <table:table-cell office:value-type="string">
            <text:p>T3_TH_CHANNEL1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D4</text:p>
          </table:table-cell>
          <table:table-cell office:value-type="string">
            <text:p>T3_TH_CHANNEL2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D4</text:p>
          </table:table-cell>
          <table:table-cell office:value-type="string">
            <text:p>T3_TH_CHANNEL2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D8</text:p>
          </table:table-cell>
          <table:table-cell office:value-type="string">
            <text:p>T3_TH_CHANNEL3</text:p>
          </table:table-cell>
          <table:table-cell office:value-type="string">
            <text:p>TH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configuration bitfield.</text:p>
          </table:table-cell>
          <table:table-cell table:number-columns-repeated="1015"/>
        </table:table-row>
        <table:table-row table:style-name="ro7">
          <table:table-cell office:value-type="string">
            <text:p>0xD8</text:p>
          </table:table-cell>
          <table:table-cell office:value-type="string">
            <text:p>T3_TH_CHANNEL3</text:p>
          </table:table-cell>
          <table:table-cell office:value-type="string">
            <text:p>MODE</text:p>
          </table:table-cell>
          <table:table-cell office:value-type="string">
            <text:p>RW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7">
          <table:table-cell office:value-type="string">
            <text:p>0xEC</text:p>
          </table:table-cell>
          <table:table-cell office:value-type="string">
            <text:p>T3_COUNTER</text:p>
          </table:table-cell>
          <table:table-cell office:value-type="string">
            <text:p>COUNTER</text:p>
          </table:table-cell>
          <table:table-cell office:value-type="string">
            <text:p>WO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0 counter value.</text:p>
          </table:table-cell>
          <table:table-cell table:number-columns-repeated="1015"/>
        </table:table-row>
        <table:table-row table:style-name="ro3">
          <table:table-cell office:value-type="string">
            <text:p>0x100</text:p>
          </table:table-cell>
          <table:table-cell office:value-type="string">
            <text:p>EVENT_CFG</text:p>
          </table:table-cell>
          <table:table-cell office:value-type="string">
            <text:p>SEL0</text:p>
          </table:table-cell>
          <table:table-cell office:value-type="string">
            <text:p>RW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 output event 0 source configuration bitfiled:</text:p>
          </table:table-cell>
          <table:table-cell table:number-columns-repeated="1015"/>
        </table:table-row>
        <table:table-row table:style-name="ro3">
          <table:table-cell office:value-type="string">
            <text:p>0x100</text:p>
          </table:table-cell>
          <table:table-cell office:value-type="string">
            <text:p>EVENT_CFG</text:p>
          </table:table-cell>
          <table:table-cell office:value-type="string">
            <text:p>SEL1</text:p>
          </table:table-cell>
          <table:table-cell office:value-type="string">
            <text:p>R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x0</text:p>
          </table:table-cell>
          <table:table-cell/>
          <table:table-cell office:value-type="string">
            <text:p>ADV_TIMER output event 1 source configuration bitfiled:</text:p>
          </table:table-cell>
          <table:table-cell table:number-columns-repeated="1015"/>
        </table:table-row>
        <table:table-row table:style-name="ro3">
          <table:table-cell office:value-type="string">
            <text:p>0x100</text:p>
          </table:table-cell>
          <table:table-cell office:value-type="string">
            <text:p>EVENT_CFG</text:p>
          </table:table-cell>
          <table:table-cell office:value-type="string">
            <text:p>SEL2</text:p>
          </table:table-cell>
          <table:table-cell office:value-type="string">
            <text:p>RW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/>
          <table:table-cell office:value-type="string">
            <text:p>ADV_TIMER output event 2 source configuration bitfiled:</text:p>
          </table:table-cell>
          <table:table-cell table:number-columns-repeated="1015"/>
        </table:table-row>
        <table:table-row table:style-name="ro3">
          <table:table-cell office:value-type="string">
            <text:p>0x100</text:p>
          </table:table-cell>
          <table:table-cell office:value-type="string">
            <text:p>EVENT_CFG</text:p>
          </table:table-cell>
          <table:table-cell office:value-type="string">
            <text:p>SEL3</text:p>
          </table:table-cell>
          <table:table-cell office:value-type="string">
            <text:p>RW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x0</text:p>
          </table:table-cell>
          <table:table-cell/>
          <table:table-cell office:value-type="string">
            <text:p>ADV_TIMER output event 3 source configuration bitfiled:</text:p>
          </table:table-cell>
          <table:table-cell table:number-columns-repeated="1015"/>
        </table:table-row>
        <table:table-row table:style-name="ro7">
          <table:table-cell office:value-type="string">
            <text:p>0x100</text:p>
          </table:table-cell>
          <table:table-cell office:value-type="string">
            <text:p>EVENT_CFG</text:p>
          </table:table-cell>
          <table:table-cell office:value-type="string">
            <text:p>ENA</text:p>
          </table:table-cell>
          <table:table-cell office:value-type="string">
            <text:p>RW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ADV_TIMER output event enable configuration bitfield. ENA[i]=1 enables output event i generation.</text:p>
          </table:table-cell>
          <table:table-cell table:number-columns-repeated="1015"/>
        </table:table-row>
        <table:table-row table:style-name="ro7">
          <table:table-cell office:value-type="string">
            <text:p>0x104</text:p>
          </table:table-cell>
          <table:table-cell office:value-type="string">
            <text:p>CG</text:p>
          </table:table-cell>
          <table:table-cell office:value-type="string">
            <text:p>ENA</text:p>
          </table:table-cell>
          <table:table-cell office:value-type="string">
            <text:p>RW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V_TIMER clock gating configuration bitfield.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event_ctrl" table:style-name="ta3">
        <table:table-column table:style-name="co67" table:default-cell-style-name="ce1"/>
        <table:table-column table:style-name="co63" table:default-cell-style-name="ce1"/>
        <table:table-column table:style-name="co6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8" table:default-cell-style-name="ce1"/>
        <table:table-column table:style-name="co21" table:default-cell-style-name="ce1"/>
        <table:table-column table:style-name="co34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Offset</text:p>
          </table:table-cell>
          <table:table-cell office:value-type="string">
            <text:p>RegisterName</text:p>
          </table:table-cell>
          <table:table-cell office:value-type="string">
            <text:p>Field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LSB</text:p>
          </table:table-cell>
          <table:table-cell office:value-type="string">
            <text:p>Reset</text:p>
          </table:table-cell>
          <table:table-cell office:value-type="string">
            <text:p>Volatile?</text:p>
          </table:table-cell>
          <table:table-cell office:value-type="string">
            <text:p>Description</text:p>
          </table:table-cell>
          <table:table-cell office:value-type="string">
            <text:p>Maps</text:p>
          </table:table-cell>
          <table:table-cell office:value-type="string">
            <text:p>Conditions</text:p>
          </table:table-cell>
          <table:table-cell office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>
            <text:p>/reg/chip</text:p>
          </table:table-cell>
          <table:table-cell office:value-type="string">
            <text:p>cvmcu</text:p>
          </table:table-cell>
          <table:table-cell office:value-type="string">
            <text:p>apb_event_ctrl</text:p>
          </table:table-cell>
          <table:table-cell office:value-type="string">
            <text:p>littl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0x0</text:p>
          </table:table-cell>
          <table:table-cell office:value-type="string">
            <text:p>APB_EVENTS</text:p>
          </table:table-cell>
          <table:table-cell office:value-type="string">
            <text:p>apb_event</text:p>
          </table:table-cell>
          <table:table-cell office:value-type="string">
            <text:p>RW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16-bits of software generated events</text:p>
          </table:table-cell>
          <table:table-cell table:number-columns-repeated="1015"/>
        </table:table-row>
        <table:table-row table:style-name="ro1">
          <table:table-cell office:value-type="string">
            <text:p>0x4</text:p>
          </table:table-cell>
          <table:table-cell office:value-type="string">
            <text:p>EVENT_MASK0</text:p>
          </table:table-cell>
          <table:table-cell office:value-type="string">
            <text:p>event_enable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ffffffff</text:p>
          </table:table-cell>
          <table:table-cell/>
          <table:table-cell office:value-type="string">
            <text:p>individual masks for events 0 - 31 1=mask event</text:p>
          </table:table-cell>
          <table:table-cell table:number-columns-repeated="1015"/>
        </table:table-row>
        <table:table-row table:style-name="ro1">
          <table:table-cell office:value-type="string">
            <text:p>0x8</text:p>
          </table:table-cell>
          <table:table-cell office:value-type="string">
            <text:p>EVENT_MASK1</text:p>
          </table:table-cell>
          <table:table-cell office:value-type="string">
            <text:p>event_enable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ffffffff</text:p>
          </table:table-cell>
          <table:table-cell/>
          <table:table-cell office:value-type="string">
            <text:p>individual masks for events 32 - 63 1=mask event</text:p>
          </table:table-cell>
          <table:table-cell table:number-columns-repeated="1015"/>
        </table:table-row>
        <table:table-row table:style-name="ro1">
          <table:table-cell office:value-type="string">
            <text:p>0xC</text:p>
          </table:table-cell>
          <table:table-cell office:value-type="string">
            <text:p>EVENT_MASK2</text:p>
          </table:table-cell>
          <table:table-cell office:value-type="string">
            <text:p>event_enable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ffffffff</text:p>
          </table:table-cell>
          <table:table-cell/>
          <table:table-cell office:value-type="string">
            <text:p>individual masks for events 64 - 95 1=mask event</text:p>
          </table:table-cell>
          <table:table-cell table:number-columns-repeated="1015"/>
        </table:table-row>
        <table:table-row table:style-name="ro1">
          <table:table-cell office:value-type="string">
            <text:p>0x10</text:p>
          </table:table-cell>
          <table:table-cell office:value-type="string">
            <text:p>EVENT_MASK3</text:p>
          </table:table-cell>
          <table:table-cell office:value-type="string">
            <text:p>event_enable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ffffffff</text:p>
          </table:table-cell>
          <table:table-cell/>
          <table:table-cell office:value-type="string">
            <text:p>individual masks for events 96 - 127 1=mask event</text:p>
          </table:table-cell>
          <table:table-cell table:number-columns-repeated="1015"/>
        </table:table-row>
        <table:table-row table:style-name="ro1">
          <table:table-cell office:value-type="string">
            <text:p>0x14</text:p>
          </table:table-cell>
          <table:table-cell office:value-type="string">
            <text:p>EVENT_MASK4</text:p>
          </table:table-cell>
          <table:table-cell office:value-type="string">
            <text:p>event_enable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ffffffff</text:p>
          </table:table-cell>
          <table:table-cell/>
          <table:table-cell office:value-type="string">
            <text:p>individual masks for events 128 - 159 1=mask event</text:p>
          </table:table-cell>
          <table:table-cell table:number-columns-repeated="1015"/>
        </table:table-row>
        <table:table-row table:style-name="ro1">
          <table:table-cell office:value-type="string">
            <text:p>0x18</text:p>
          </table:table-cell>
          <table:table-cell office:value-type="string">
            <text:p>EVENT_MASK5</text:p>
          </table:table-cell>
          <table:table-cell office:value-type="string">
            <text:p>event_enable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ffffffff</text:p>
          </table:table-cell>
          <table:table-cell/>
          <table:table-cell office:value-type="string">
            <text:p>individual masks for events 160 - 191 1=mask event</text:p>
          </table:table-cell>
          <table:table-cell table:number-columns-repeated="1015"/>
        </table:table-row>
        <table:table-row table:style-name="ro1">
          <table:table-cell office:value-type="string">
            <text:p>0x1C</text:p>
          </table:table-cell>
          <table:table-cell office:value-type="string">
            <text:p>EVENT_MASK6</text:p>
          </table:table-cell>
          <table:table-cell office:value-type="string">
            <text:p>event_enable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ffffffff</text:p>
          </table:table-cell>
          <table:table-cell/>
          <table:table-cell office:value-type="string">
            <text:p>individual masks for events 192 - 223 1=mask event</text:p>
          </table:table-cell>
          <table:table-cell table:number-columns-repeated="1015"/>
        </table:table-row>
        <table:table-row table:style-name="ro1">
          <table:table-cell office:value-type="string">
            <text:p>0x20</text:p>
          </table:table-cell>
          <table:table-cell office:value-type="string">
            <text:p>EVENT_MASK7</text:p>
          </table:table-cell>
          <table:table-cell office:value-type="string">
            <text:p>event_enable</text:p>
          </table:table-cell>
          <table:table-cell office:value-type="string">
            <text:p>RW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ffffffff</text:p>
          </table:table-cell>
          <table:table-cell/>
          <table:table-cell office:value-type="string">
            <text:p>individual masks for events 224 - 255 1=mask event</text:p>
          </table:table-cell>
          <table:table-cell table:number-columns-repeated="1015"/>
        </table:table-row>
        <table:table-row table:style-name="ro1">
          <table:table-cell office:value-type="string">
            <text:p>0x64</text:p>
          </table:table-cell>
          <table:table-cell office:value-type="string">
            <text:p>EVENT_ERR0</text:p>
          </table:table-cell>
          <table:table-cell office:value-type="string">
            <text:p>event_err</text:p>
          </table:table-cell>
          <table:table-cell office:value-type="string">
            <text:p>RC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ndividual error bits to indicate event queue overflow for events 0 - 31</text:p>
          </table:table-cell>
          <table:table-cell table:number-columns-repeated="1015"/>
        </table:table-row>
        <table:table-row table:style-name="ro1">
          <table:table-cell office:value-type="string">
            <text:p>0x68</text:p>
          </table:table-cell>
          <table:table-cell office:value-type="string">
            <text:p>EVENT_ERR1</text:p>
          </table:table-cell>
          <table:table-cell office:value-type="string">
            <text:p>event_err</text:p>
          </table:table-cell>
          <table:table-cell office:value-type="string">
            <text:p>RC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ndividual error bits to indicate event queue overflow for events 32 - 63</text:p>
          </table:table-cell>
          <table:table-cell table:number-columns-repeated="1015"/>
        </table:table-row>
        <table:table-row table:style-name="ro1">
          <table:table-cell office:value-type="string">
            <text:p>0x6C</text:p>
          </table:table-cell>
          <table:table-cell office:value-type="string">
            <text:p>EVENT_ERR2</text:p>
          </table:table-cell>
          <table:table-cell office:value-type="string">
            <text:p>event_err</text:p>
          </table:table-cell>
          <table:table-cell office:value-type="string">
            <text:p>RC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ndividual error bits to indicate event queue overflow for events 64 - 95</text:p>
          </table:table-cell>
          <table:table-cell table:number-columns-repeated="1015"/>
        </table:table-row>
        <table:table-row table:style-name="ro1">
          <table:table-cell office:value-type="string">
            <text:p>0x70</text:p>
          </table:table-cell>
          <table:table-cell office:value-type="string">
            <text:p>EVENT_ERR3</text:p>
          </table:table-cell>
          <table:table-cell office:value-type="string">
            <text:p>event_err</text:p>
          </table:table-cell>
          <table:table-cell office:value-type="string">
            <text:p>RC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ndividual error bits to indicate event queue overflow for events 96 - 127</text:p>
          </table:table-cell>
          <table:table-cell table:number-columns-repeated="1015"/>
        </table:table-row>
        <table:table-row table:style-name="ro1">
          <table:table-cell office:value-type="string">
            <text:p>0x74</text:p>
          </table:table-cell>
          <table:table-cell office:value-type="string">
            <text:p>EVENT_ERR4</text:p>
          </table:table-cell>
          <table:table-cell office:value-type="string">
            <text:p>event_err</text:p>
          </table:table-cell>
          <table:table-cell office:value-type="string">
            <text:p>RC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ndividual error bits to indicate event queue overflow for events 128 - 159</text:p>
          </table:table-cell>
          <table:table-cell table:number-columns-repeated="1015"/>
        </table:table-row>
        <table:table-row table:style-name="ro1">
          <table:table-cell office:value-type="string">
            <text:p>0x78</text:p>
          </table:table-cell>
          <table:table-cell office:value-type="string">
            <text:p>EVENT_ERR5</text:p>
          </table:table-cell>
          <table:table-cell office:value-type="string">
            <text:p>event_err</text:p>
          </table:table-cell>
          <table:table-cell office:value-type="string">
            <text:p>RC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ndividual error bits to indicate event queue overflow for events 160 - 191</text:p>
          </table:table-cell>
          <table:table-cell table:number-columns-repeated="1015"/>
        </table:table-row>
        <table:table-row table:style-name="ro1">
          <table:table-cell office:value-type="string">
            <text:p>0x7C</text:p>
          </table:table-cell>
          <table:table-cell office:value-type="string">
            <text:p>EVENT_ERR6</text:p>
          </table:table-cell>
          <table:table-cell office:value-type="string">
            <text:p>event_err</text:p>
          </table:table-cell>
          <table:table-cell office:value-type="string">
            <text:p>RC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ndividual error bits to indicate event queue overflow for events 192 - 223</text:p>
          </table:table-cell>
          <table:table-cell table:number-columns-repeated="1015"/>
        </table:table-row>
        <table:table-row table:style-name="ro1">
          <table:table-cell office:value-type="string">
            <text:p>0x80</text:p>
          </table:table-cell>
          <table:table-cell office:value-type="string">
            <text:p>EVENT_ERR7</text:p>
          </table:table-cell>
          <table:table-cell office:value-type="string">
            <text:p>event_err</text:p>
          </table:table-cell>
          <table:table-cell office:value-type="string">
            <text:p>RC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ndividual error bits to indicate event queue overflow for events 224 - 255</text:p>
          </table:table-cell>
          <table:table-cell table:number-columns-repeated="1015"/>
        </table:table-row>
        <table:table-row table:style-name="ro1">
          <table:table-cell office:value-type="string">
            <text:p>0x84</text:p>
          </table:table-cell>
          <table:table-cell office:value-type="string">
            <text:p>TIMER_LO_EVENT</text:p>
          </table:table-cell>
          <table:table-cell office:value-type="string">
            <text:p>event_lo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specifies which event should be routed to the lo timer</text:p>
          </table:table-cell>
          <table:table-cell table:number-columns-repeated="1015"/>
        </table:table-row>
        <table:table-row table:style-name="ro1">
          <table:table-cell office:value-type="string">
            <text:p>0x88</text:p>
          </table:table-cell>
          <table:table-cell office:value-type="string">
            <text:p>TIMER_HI_EVENT</text:p>
          </table:table-cell>
          <table:table-cell office:value-type="string">
            <text:p>event_hi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specifies which event should be routed to the hi timer</text:p>
          </table:table-cell>
          <table:table-cell table:number-columns-repeated="1015"/>
        </table:table-row>
        <table:table-row table:style-name="ro1">
          <table:table-cell office:value-type="string">
            <text:p>0x90</text:p>
          </table:table-cell>
          <table:table-cell office:value-type="string">
            <text:p>EVENT_FIFO</text:p>
          </table:table-cell>
          <table:table-cell office:value-type="string">
            <text:p>event_id</text:p>
          </table:table-cell>
          <table:table-cell office:value-type="string">
            <text:p>R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x0</text:p>
          </table:table-cell>
          <table:table-cell/>
          <table:table-cell office:value-type="string">
            <text:p>ID of triggering event to be read by interrupt handler</text:p>
          </table:table-cell>
          <table:table-cell table:number-columns-repeated="1015"/>
        </table:table-row>
        <table:table-row table:style-name="ro1" table:number-rows-repeated="27">
          <table:table-cell table:number-columns-repeated="1024"/>
        </table:table-row>
        <table:table-row table:style-name="ro3" table:number-rows-repeated="42">
          <table:table-cell table:number-columns-repeated="102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gpio" table:style-name="ta1">
        <table:table-column table:style-name="co1" table:number-columns-repeated="2" table:default-cell-style-name="ce1"/>
        <table:table-column table:style-name="co69" table:default-cell-style-name="ce1"/>
        <table:table-column table:style-name="co30" table:default-cell-style-name="ce1"/>
        <table:table-column table:style-name="co70" table:number-columns-repeated="2" table:default-cell-style-name="ce1"/>
        <table:table-column table:style-name="co71" table:default-cell-style-name="ce1"/>
        <table:table-column table:style-name="co61" table:default-cell-style-name="ce1"/>
        <table:table-column table:style-name="co72" table:default-cell-style-name="ce1"/>
        <table:table-column table:style-name="co61" table:default-cell-style-name="ce1"/>
        <table:table-column table:style-name="co73" table:default-cell-style-name="ce1"/>
        <table:table-column table:style-name="co74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Offset</text:p>
          </table:table-cell>
          <table:table-cell office:value-type="string">
            <text:p>RegisterName</text:p>
          </table:table-cell>
          <table:table-cell office:value-type="string">
            <text:p>Field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LSB</text:p>
          </table:table-cell>
          <table:table-cell office:value-type="string">
            <text:p>Reset</text:p>
          </table:table-cell>
          <table:table-cell office:value-type="string">
            <text:p>Volatile?</text:p>
          </table:table-cell>
          <table:table-cell office:value-type="string">
            <text:p>Description</text:p>
          </table:table-cell>
          <table:table-cell office:value-type="string">
            <text:p>Maps</text:p>
          </table:table-cell>
          <table:table-cell office:value-type="string">
            <text:p>Conditions</text:p>
          </table:table-cell>
          <table:table-cell office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>
            <text:p>/reg/chip</text:p>
          </table:table-cell>
          <table:table-cell office:value-type="string">
            <text:p>cvmcu</text:p>
          </table:table-cell>
          <table:table-cell office:value-type="string">
            <text:p>apb_gpio</text:p>
          </table:table-cell>
          <table:table-cell office:value-type="string">
            <text:p>littl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0x00</text:p>
          </table:table-cell>
          <table:table-cell office:value-type="string">
            <text:p>SETGPIO</text:p>
          </table:table-cell>
          <table:table-cell office:value-type="string">
            <text:p>gpio_num</text:p>
          </table:table-cell>
          <table:table-cell office:value-type="string">
            <text:p>W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Set GPIO[gpio_num] = 1</text:p>
          </table:table-cell>
          <table:table-cell table:number-columns-repeated="1015"/>
        </table:table-row>
        <table:table-row table:style-name="ro1">
          <table:table-cell office:value-type="string">
            <text:p>0x04</text:p>
          </table:table-cell>
          <table:table-cell office:value-type="string">
            <text:p>CLRGPIO</text:p>
          </table:table-cell>
          <table:table-cell office:value-type="string">
            <text:p>gpio_num</text:p>
          </table:table-cell>
          <table:table-cell office:value-type="string">
            <text:p>W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Set GPIO[gpio_num] = 0</text:p>
          </table:table-cell>
          <table:table-cell table:number-columns-repeated="1015"/>
        </table:table-row>
        <table:table-row table:style-name="ro1">
          <table:table-cell office:value-type="string">
            <text:p>0x08</text:p>
          </table:table-cell>
          <table:table-cell office:value-type="string">
            <text:p>TOGGPIO</text:p>
          </table:table-cell>
          <table:table-cell office:value-type="string">
            <text:p>gpio_num</text:p>
          </table:table-cell>
          <table:table-cell office:value-type="string">
            <text:p>W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Invert the output of GPIO[gpio_num]</text:p>
          </table:table-cell>
          <table:table-cell table:number-columns-repeated="1015"/>
        </table:table-row>
        <table:table-row table:style-name="ro1">
          <table:table-cell office:value-type="string">
            <text:p>0x10</text:p>
          </table:table-cell>
          <table:table-cell office:value-type="string">
            <text:p>PIN0</text:p>
          </table:table-cell>
          <table:table-cell office:value-type="string">
            <text:p>gpio_value</text:p>
          </table:table-cell>
          <table:table-cell office:value-type="string">
            <text:p>R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gpio_value[31:0] = GPIO[31:0]</text:p>
          </table:table-cell>
          <table:table-cell table:number-columns-repeated="1015"/>
        </table:table-row>
        <table:table-row table:style-name="ro1">
          <table:table-cell office:value-type="string">
            <text:p>0x14</text:p>
          </table:table-cell>
          <table:table-cell office:value-type="string">
            <text:p>PIN1</text:p>
          </table:table-cell>
          <table:table-cell office:value-type="string">
            <text:p>gpio_value</text:p>
          </table:table-cell>
          <table:table-cell office:value-type="string">
            <text:p>R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gpio_value[31:0] = GPIO[63:32]</text:p>
          </table:table-cell>
          <table:table-cell table:number-columns-repeated="1015"/>
        </table:table-row>
        <table:table-row table:style-name="ro1">
          <table:table-cell office:value-type="string">
            <text:p>0x18</text:p>
          </table:table-cell>
          <table:table-cell office:value-type="string">
            <text:p>PIN2</text:p>
          </table:table-cell>
          <table:table-cell office:value-type="string">
            <text:p>gpio_value</text:p>
          </table:table-cell>
          <table:table-cell office:value-type="string">
            <text:p>R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gpio_value[31:0] = GPIO[95:64]</text:p>
          </table:table-cell>
          <table:table-cell table:number-columns-repeated="1015"/>
        </table:table-row>
        <table:table-row table:style-name="ro1">
          <table:table-cell office:value-type="string">
            <text:p>0x1C</text:p>
          </table:table-cell>
          <table:table-cell office:value-type="string">
            <text:p>PIN3</text:p>
          </table:table-cell>
          <table:table-cell office:value-type="string">
            <text:p>gpio_value</text:p>
          </table:table-cell>
          <table:table-cell office:value-type="string">
            <text:p>R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gpio_value[31:0] = GPIO[127:96]</text:p>
          </table:table-cell>
          <table:table-cell table:number-columns-repeated="1015"/>
        </table:table-row>
        <table:table-row table:style-name="ro1">
          <table:table-cell office:value-type="string">
            <text:p>0x20</text:p>
          </table:table-cell>
          <table:table-cell office:value-type="string">
            <text:p>OUT0</text:p>
          </table:table-cell>
          <table:table-cell office:value-type="string">
            <text:p>value</text:p>
          </table:table-cell>
          <table:table-cell office:value-type="string">
            <text:p>W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Drive value[31:0] onto GPIO[31:0]</text:p>
          </table:table-cell>
          <table:table-cell table:number-columns-repeated="1015"/>
        </table:table-row>
        <table:table-row table:style-name="ro1">
          <table:table-cell office:value-type="string">
            <text:p>0x24</text:p>
          </table:table-cell>
          <table:table-cell office:value-type="string">
            <text:p>OUT1</text:p>
          </table:table-cell>
          <table:table-cell office:value-type="string">
            <text:p>value</text:p>
          </table:table-cell>
          <table:table-cell office:value-type="string">
            <text:p>W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Drive value[31:0] onto GPIO[63:32]</text:p>
          </table:table-cell>
          <table:table-cell table:number-columns-repeated="1015"/>
        </table:table-row>
        <table:table-row table:style-name="ro1">
          <table:table-cell office:value-type="string">
            <text:p>0x28</text:p>
          </table:table-cell>
          <table:table-cell office:value-type="string">
            <text:p>OUT2</text:p>
          </table:table-cell>
          <table:table-cell office:value-type="string">
            <text:p>value</text:p>
          </table:table-cell>
          <table:table-cell office:value-type="string">
            <text:p>W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Drive value[31:0] onto GPIO[95:64]</text:p>
          </table:table-cell>
          <table:table-cell table:number-columns-repeated="1015"/>
        </table:table-row>
        <table:table-row table:style-name="ro1">
          <table:table-cell office:value-type="string">
            <text:p>0x2C</text:p>
          </table:table-cell>
          <table:table-cell office:value-type="string">
            <text:p>OUT3</text:p>
          </table:table-cell>
          <table:table-cell office:value-type="string">
            <text:p>value</text:p>
          </table:table-cell>
          <table:table-cell office:value-type="string">
            <text:p>W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Drive value[31:0] onto GPIO[127:96]</text:p>
          </table:table-cell>
          <table:table-cell table:number-columns-repeated="1015"/>
        </table:table-row>
        <table:table-row table:style-name="ro1">
          <table:table-cell office:value-type="string">
            <text:p>0x30</text:p>
          </table:table-cell>
          <table:table-cell office:value-type="string">
            <text:p>SETSEL</text:p>
          </table:table-cell>
          <table:table-cell office:value-type="string">
            <text:p>gpio_num</text:p>
          </table:table-cell>
          <table:table-cell office:value-type="string">
            <text:p>W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Set gpio_num for use by RDSTAT. Note: SETGPIO, CLRGPIO, TOGGPIO and SETINT set gpio_num</text:p>
          </table:table-cell>
          <table:table-cell table:number-columns-repeated="1015"/>
        </table:table-row>
        <table:table-row table:style-name="ro1">
          <table:table-cell office:value-type="string">
            <text:p>0x34</text:p>
          </table:table-cell>
          <table:table-cell office:value-type="string">
            <text:p>RDSTAT</text:p>
          </table:table-cell>
          <table:table-cell office:value-type="string">
            <text:p>mode</text:p>
          </table:table-cell>
          <table:table-cell office:value-type="string">
            <text:p>R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015"/>
        </table:table-row>
        <table:table-row table:style-name="ro1">
          <table:table-cell office:value-type="string">
            <text:p>0x34</text:p>
          </table:table-cell>
          <table:table-cell office:value-type="string">
            <text:p>RDSTAT</text:p>
          </table:table-cell>
          <table:table-cell office:value-type="string">
            <text:p>INTTYPE</text:p>
          </table:table-cell>
          <table:table-cell office:value-type="string">
            <text:p>RO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015"/>
        </table:table-row>
        <table:table-row table:style-name="ro1">
          <table:table-cell office:value-type="string">
            <text:p>0x34</text:p>
          </table:table-cell>
          <table:table-cell office:value-type="string">
            <text:p>RDSTAT</text:p>
          </table:table-cell>
          <table:table-cell office:value-type="string">
            <text:p>INTEN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Enable interrupt for GPIO[gpio_num]</text:p>
          </table:table-cell>
          <table:table-cell table:number-columns-repeated="1015"/>
        </table:table-row>
        <table:table-row table:style-name="ro1">
          <table:table-cell office:value-type="string">
            <text:p>0x34</text:p>
          </table:table-cell>
          <table:table-cell office:value-type="string">
            <text:p>RDSTAT</text:p>
          </table:table-cell>
          <table:table-cell office:value-type="string">
            <text:p>INPUT_val</text:p>
          </table:table-cell>
          <table:table-cell office:value-type="string">
            <text:p>RO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>
            <text:p>0x34</text:p>
          </table:table-cell>
          <table:table-cell office:value-type="string">
            <text:p>RDSTAT</text:p>
          </table:table-cell>
          <table:table-cell office:value-type="string">
            <text:p>OUTPUT_val</text:p>
          </table:table-cell>
          <table:table-cell office:value-type="string">
            <text:p>R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Output value that is set on GPIO[gpio_num]</text:p>
          </table:table-cell>
          <table:table-cell table:number-columns-repeated="1015"/>
        </table:table-row>
        <table:table-row table:style-name="ro1">
          <table:table-cell office:value-type="string">
            <text:p>0x34</text:p>
          </table:table-cell>
          <table:table-cell office:value-type="string">
            <text:p>RDSTAT</text:p>
          </table:table-cell>
          <table:table-cell office:value-type="string">
            <text:p>gpio_sel</text:p>
          </table:table-cell>
          <table:table-cell office:value-type="string">
            <text:p>R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y</text:p>
          </table:table-cell>
          <table:table-cell office:value-type="string">
            <text:p>Selected gpio</text:p>
          </table:table-cell>
          <table:table-cell table:number-columns-repeated="1015"/>
        </table:table-row>
        <table:table-row table:style-name="ro1">
          <table:table-cell office:value-type="string">
            <text:p>0x38</text:p>
          </table:table-cell>
          <table:table-cell office:value-type="string">
            <text:p>SETMODE</text:p>
          </table:table-cell>
          <table:table-cell office:value-type="string">
            <text:p>mode</text:p>
          </table:table-cell>
          <table:table-cell office:value-type="string">
            <text:p>W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0x0</text:p>
          </table:table-cell>
          <table:table-cell/>
          <table:table-cell office:value-type="string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015"/>
        </table:table-row>
        <table:table-row table:style-name="ro1">
          <table:table-cell office:value-type="string">
            <text:p>0x38</text:p>
          </table:table-cell>
          <table:table-cell office:value-type="string">
            <text:p>SETMODE</text:p>
          </table:table-cell>
          <table:table-cell office:value-type="string">
            <text:p>gpio_num</text:p>
          </table:table-cell>
          <table:table-cell office:value-type="string">
            <text:p>W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dress of GPIO to set mode for</text:p>
          </table:table-cell>
          <table:table-cell table:number-columns-repeated="1015"/>
        </table:table-row>
        <table:table-row table:style-name="ro1">
          <table:table-cell office:value-type="string">
            <text:p>0x3C</text:p>
          </table:table-cell>
          <table:table-cell office:value-type="string">
            <text:p>SETINT</text:p>
          </table:table-cell>
          <table:table-cell office:value-type="string">
            <text:p>INTTYPE</text:p>
          </table:table-cell>
          <table:table-cell office:value-type="string">
            <text:p>WO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0x0</text:p>
          </table:table-cell>
          <table:table-cell/>
          <table:table-cell office:value-type="string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015"/>
        </table:table-row>
        <table:table-row table:style-name="ro1">
          <table:table-cell office:value-type="string">
            <text:p>0x3C</text:p>
          </table:table-cell>
          <table:table-cell office:value-type="string">
            <text:p>SETINT</text:p>
          </table:table-cell>
          <table:table-cell office:value-type="string">
            <text:p>INTENABLE</text:p>
          </table:table-cell>
          <table:table-cell office:value-type="string">
            <text:p>WO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0x0</text:p>
          </table:table-cell>
          <table:table-cell/>
          <table:table-cell office:value-type="string">
            <text:p>Enable interrupt on GPIO[GPIO_ADDDR]</text:p>
          </table:table-cell>
          <table:table-cell table:number-columns-repeated="1015"/>
        </table:table-row>
        <table:table-row table:style-name="ro1">
          <table:table-cell office:value-type="string">
            <text:p>0x3C</text:p>
          </table:table-cell>
          <table:table-cell office:value-type="string">
            <text:p>SETINT</text:p>
          </table:table-cell>
          <table:table-cell office:value-type="string">
            <text:p>gpio_num</text:p>
          </table:table-cell>
          <table:table-cell office:value-type="string">
            <text:p>W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Address of GPIO to set interrupt type and enable for</text:p>
          </table:table-cell>
          <table:table-cell table:number-columns-repeated="1015"/>
        </table:table-row>
        <table:table-row table:style-name="ro1">
          <table:table-cell office:value-type="string">
            <text:p>0x40</text:p>
          </table:table-cell>
          <table:table-cell office:value-type="string">
            <text:p>INTACK</text:p>
          </table:table-cell>
          <table:table-cell office:value-type="string">
            <text:p>gpio_num</text:p>
          </table:table-cell>
          <table:table-cell office:value-type="string">
            <text:p>R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/>
          <table:table-cell office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>
            <text:p>0x40</text:p>
          </table:table-cell>
          <table:table-cell office:value-type="string">
            <text:p>INTACK</text:p>
          </table:table-cell>
          <table:table-cell office:value-type="string">
            <text:p>RESERVED</text:p>
          </table:table-cell>
          <table:table-cell office:value-type="string">
            <text:p>RW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0x0</text:p>
          </table:table-cell>
          <table:table-cell/>
          <table:table-cell office:value-type="string">
            <text:p>Enable interrupt for GPIO[gpio_num]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i2cs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Offset</text:p>
          </table:table-cell>
          <table:table-cell office:value-type="string">
            <text:p>RegisterName</text:p>
          </table:table-cell>
          <table:table-cell office:value-type="string">
            <text:p>Field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LSB</text:p>
          </table:table-cell>
          <table:table-cell office:value-type="string">
            <text:p>Reset</text:p>
          </table:table-cell>
          <table:table-cell office:value-type="string">
            <text:p>Volatile?</text:p>
          </table:table-cell>
          <table:table-cell office:value-type="string">
            <text:p>Description</text:p>
          </table:table-cell>
          <table:table-cell office:value-type="string">
            <text:p>Maps</text:p>
          </table:table-cell>
          <table:table-cell office:value-type="string">
            <text:p>Conditions</text:p>
          </table:table-cell>
          <table:table-cell office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>
            <text:p>/reg/chip</text:p>
          </table:table-cell>
          <table:table-cell office:value-type="string">
            <text:p>cvmcu</text:p>
          </table:table-cell>
          <table:table-cell office:value-type="string">
            <text:p>apb_i2cs</text:p>
          </table:table-cell>
          <table:table-cell office:value-type="string">
            <text:p>littl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soc_ctrl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Offset</text:p>
          </table:table-cell>
          <table:table-cell office:value-type="string">
            <text:p>RegisterName</text:p>
          </table:table-cell>
          <table:table-cell office:value-type="string">
            <text:p>Field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LSB</text:p>
          </table:table-cell>
          <table:table-cell office:value-type="string">
            <text:p>Reset</text:p>
          </table:table-cell>
          <table:table-cell office:value-type="string">
            <text:p>Volatile?</text:p>
          </table:table-cell>
          <table:table-cell office:value-type="string">
            <text:p>Description</text:p>
          </table:table-cell>
          <table:table-cell office:value-type="string">
            <text:p>Maps</text:p>
          </table:table-cell>
          <table:table-cell office:value-type="string">
            <text:p>Conditions</text:p>
          </table:table-cell>
          <table:table-cell office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>
            <text:p>/reg/chip</text:p>
          </table:table-cell>
          <table:table-cell office:value-type="string">
            <text:p>cvmcu</text:p>
          </table:table-cell>
          <table:table-cell office:value-type="string">
            <text:p>apb_soc_ctrl</text:p>
          </table:table-cell>
          <table:table-cell office:value-type="string">
            <text:p>littl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9">0000-00-00</text:date>, <text:time style:data-style-name="N2" text:time-value="22:12:44.638860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1:09Z</meta:creation-date>
    <dc:date>2023-07-09T22:13:19.519927983</dc:date>
    <meta:editing-duration>P6DT14H43M33S</meta:editing-duration>
    <meta:editing-cycles>30</meta:editing-cycles>
    <meta:document-statistic meta:table-count="16" meta:cell-count="2009" meta:object-count="0"/>
  </office:meta>
</office:document-meta>
</file>